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9ccff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0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344cm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85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5.5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5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3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2.52cm"/>
    </style:style>
    <style:style style:name="pr9" style:family="presentation" style:parent-style-name="Default-outline1">
      <style:graphic-properties fo:min-height="11.851cm"/>
    </style:style>
    <style:style style:name="pr10" style:family="presentation" style:parent-style-name="Default-notes">
      <style:graphic-properties draw:fill-color="#ffffff" fo:min-height="11.277cm"/>
    </style:style>
    <style:style style:name="pr11" style:family="presentation" style:parent-style-name="Default-title">
      <style:graphic-properties fo:min-height="1.72cm"/>
    </style:style>
    <style:style style:name="pr12" style:family="presentation" style:parent-style-name="Default-title">
      <style:graphic-properties fo:min-height="2.72cm"/>
    </style:style>
    <style:style style:name="pr13" style:family="presentation" style:parent-style-name="Default-title">
      <style:graphic-properties fo:min-height="2.32cm"/>
    </style:style>
    <style:style style:name="pr14" style:family="presentation" style:parent-style-name="Default-title">
      <style:graphic-properties fo:min-height="1.5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0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64cm" fo:margin-bottom="0cm" fo:text-indent="-0.886cm" style:punctuation-wrap="hanging" style:line-break="stric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.94cm" fo:margin-right="0cm" fo:line-height="0.61cm" fo:text-indent="-0.889cm" style:text-autospace="none"/>
    </style:style>
    <style:style style:name="P7" style:family="paragraph">
      <style:paragraph-properties fo:margin-left="0.94cm" fo:margin-right="0cm" fo:margin-top="0.264cm" fo:margin-bottom="0cm" fo:line-height="0.61cm" fo:text-indent="-0.889cm" style:punctuation-wrap="hanging" style:line-break="strict" style:writing-mode="lr-tb" style:font-independent-line-spacing="true"/>
      <style:text-properties fo:font-size="20pt" fo:font-style="normal" style:font-size-asian="20pt" style:font-style-asian="normal" style:font-size-complex="20pt" style:font-style-complex="normal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11" style:family="paragraph">
      <style:text-properties fo:font-family="'Liberation Mono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fo:color="#009933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P15" style:family="paragraph">
      <style:paragraph-properties style:text-autospace="none"/>
      <style:text-properties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P16" style:family="paragraph">
      <style:paragraph-properties style:text-autospace="none"/>
      <style:text-properties fo:color="#404040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P18" style:family="paragraph">
      <style:text-properties fo:font-size="30pt" fo:font-style="normal" style:font-size-asian="30pt" style:font-style-asian="normal" style:font-size-complex="30pt" style:font-style-complex="normal"/>
    </style:style>
    <style:style style:name="P19" style:family="paragraph">
      <style:text-properties fo:color="#0000ff" fo:font-size="72pt" style:font-size-asian="72pt" style:font-size-complex="7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style:text-autospace="none"/>
      <style:text-properties fo:color="#009933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P22" style:family="paragraph">
      <style:paragraph-properties style:text-autospace="none"/>
      <style:text-properties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P23" style:family="paragraph">
      <style:paragraph-properties style:text-autospace="none"/>
      <style:text-properties fo:color="#40404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P24" style:family="paragraph">
      <style:text-properties fo:font-size="32pt" fo:font-style="normal" style:font-size-asian="32pt" style:font-style-asian="normal" style:font-size-complex="32pt" style:font-style-complex="normal"/>
    </style:style>
    <style:style style:name="P25" style:family="paragraph">
      <style:paragraph-properties style:text-autospace="none"/>
      <style:text-properties fo:color="#009933"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26" style:family="paragraph">
      <style:paragraph-properties style:text-autospace="none"/>
      <style:text-properties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27" style:family="paragraph">
      <style:paragraph-properties style:text-autospace="none"/>
      <style:text-properties fo:color="#404040"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P29" style:family="paragraph">
      <style:text-properties fo:color="#0000ff"/>
    </style:style>
    <style:style style:name="P30" style:family="paragraph">
      <style:paragraph-properties style:text-autospace="none"/>
      <style:text-properties fo:color="#009933"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31" style:family="paragraph">
      <style:paragraph-properties style:text-autospace="none"/>
      <style:text-properties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32" style:family="paragraph">
      <style:paragraph-properties style:text-autospace="none"/>
      <style:text-properties fo:color="#404040"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33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34" style:family="paragraph">
      <style:paragraph-properties style:text-autospace="none"/>
      <style:text-properties fo:color="#009933"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35" style:family="paragraph">
      <style:paragraph-properties style:text-autospace="none"/>
      <style:text-properties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36" style:family="paragraph">
      <style:paragraph-properties style:text-autospace="none"/>
      <style:text-properties fo:color="#404040"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3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style:text-autospace="none"/>
      <style:text-properties fo:color="#009933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P42" style:family="paragraph">
      <style:paragraph-properties style:text-autospace="none"/>
      <style:text-properties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P43" style:family="paragraph">
      <style:paragraph-properties style:text-autospace="none"/>
      <style:text-properties fo:color="#404040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P4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language="fr" fo:country="FR"/>
    </style:style>
    <style:style style:name="T2" style:family="text">
      <style:text-properties fo:color="#009933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3" style:family="text">
      <style:text-properties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4" style:family="text">
      <style:text-properties fo:color="#f030d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5" style:family="text">
      <style:text-properties fo:color="#40404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6" style:family="text">
      <style:text-properties fo:color="#0070e6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7" style:family="text">
      <style:text-properties fo:color="#b030f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8" style:family="text">
      <style:text-properties fo:color="#ff6633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9" style:family="text">
      <style:text-properties fo:color="#ff408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0" style:family="text">
      <style:text-properties fo:color="#8016ff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font-size="14pt" fo:language="fr" fo:country="FR" style:font-size-asian="14pt" style:font-size-complex="14pt"/>
    </style:style>
    <style:style style:name="T13" style:family="text">
      <style:text-properties fo:color="#0000ff" fo:font-size="32pt" style:font-size-asian="32pt" style:font-size-complex="32pt"/>
    </style:style>
    <style:style style:name="T14" style:family="text">
      <style:text-properties fo:color="#0000ff" fo:font-size="26pt" style:font-size-asian="26pt" style:font-size-complex="26pt"/>
    </style:style>
    <style:style style:name="T15" style:family="text">
      <style:text-properties fo:color="#009933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6" style:family="text">
      <style:text-properties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7" style:family="text">
      <style:text-properties fo:color="#f030d0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8" style:family="text">
      <style:text-properties fo:color="#404040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9" style:family="text">
      <style:text-properties fo:color="#0070e6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0" style:family="text">
      <style:text-properties fo:color="#b030f0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1" style:family="text">
      <style:text-properties fo:color="#ff6633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2" style:family="text">
      <style:text-properties fo:color="#ff4080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3" style:family="text">
      <style:text-properties fo:color="#8016ff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4" style:family="text">
      <style:text-properties fo:color="#4a9400" fo:font-family="'Liberation Mono'" style:font-family-generic="modern" style:font-pitch="fixed" fo:font-size="22pt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25" style:family="text">
      <style:text-properties fo:font-size="18pt"/>
    </style:style>
    <style:style style:name="T26" style:family="text">
      <style:text-properties fo:color="#0000ff" fo:font-size="40pt" style:font-size-asian="40pt" style:font-size-complex="40pt"/>
    </style:style>
    <style:style style:name="T27" style:family="text">
      <style:text-properties fo:color="#009933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28" style:family="text">
      <style:text-properties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29" style:family="text">
      <style:text-properties fo:color="#0070e6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0" style:family="text">
      <style:text-properties fo:color="#b030f0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1" style:family="text">
      <style:text-properties fo:color="#404040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2" style:family="text">
      <style:text-properties fo:color="#ff6633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3" style:family="text">
      <style:text-properties fo:color="#ff4080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4" style:family="text">
      <style:text-properties fo:color="#4a9400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5" style:family="text">
      <style:text-properties fo:color="#f030d0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6" style:family="text">
      <style:text-properties fo:color="#8016ff" fo:font-family="'Liberation Mono'" style:font-family-generic="modern" style:font-pitch="fixed" fo:font-size="40pt" fo:font-style="normal" style:font-family-asian="'Liberation Mono'" style:font-family-generic-asian="modern" style:font-pitch-asian="fixed" style:font-size-asian="40pt" style:font-style-asian="normal" style:font-family-complex="'Liberation Mono'" style:font-family-generic-complex="modern" style:font-pitch-complex="fixed" style:font-size-complex="40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30pt" fo:font-style="normal" style:font-size-asian="30pt" style:font-style-asian="normal" style:font-size-complex="30pt" style:font-style-complex="normal"/>
    </style:style>
    <style:style style:name="T39" style:family="text">
      <style:text-properties fo:color="#f030d0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0" style:family="text">
      <style:text-properties fo:color="#404040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1" style:family="text">
      <style:text-properties fo:color="#0070e6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2" style:family="text">
      <style:text-properties fo:color="#b030f0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3" style:family="text">
      <style:text-properties fo:color="#ff6633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4" style:family="text">
      <style:text-properties fo:color="#4a9400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5" style:family="text">
      <style:text-properties fo:color="#8016ff" fo:font-family="'Liberation Mono'" style:font-family-generic="modern" style:font-pitch="fixed" fo:font-size="30pt" fo:font-style="normal" style:font-family-asian="'Liberation Mono'" style:font-family-generic-asian="modern" style:font-pitch-asian="fixed" style:font-size-asian="30pt" style:font-style-asian="normal" style:font-family-complex="'Liberation Mono'" style:font-family-generic-complex="modern" style:font-pitch-complex="fixed" style:font-size-complex="30pt" style:font-style-complex="normal"/>
    </style:style>
    <style:style style:name="T46" style:family="text">
      <style:text-properties fo:color="#0000ff" fo:font-size="72pt" style:font-size-asian="72pt" style:font-size-complex="72pt"/>
    </style:style>
    <style:style style:name="T47" style:family="text">
      <style:text-properties fo:font-size="32pt" fo:font-style="normal" style:font-size-asian="32pt" style:font-style-asian="normal" style:font-size-complex="32pt" style:font-style-complex="normal"/>
    </style:style>
    <style:style style:name="T48" style:family="text">
      <style:text-properties fo:color="#f030d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49" style:family="text">
      <style:text-properties fo:color="#40404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0" style:family="text">
      <style:text-properties fo:color="#0070e6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1" style:family="text">
      <style:text-properties fo:color="#b030f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2" style:family="text">
      <style:text-properties fo:color="#ff6633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3" style:family="text">
      <style:text-properties fo:color="#8016ff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4" style:family="text">
      <style:text-properties fo:color="#0000ff"/>
    </style:style>
    <style:style style:name="T55" style:family="text">
      <style:text-properties fo:color="#0000ff" fo:font-style="italic" style:font-style-asian="italic" style:font-style-complex="italic"/>
    </style:style>
    <style:style style:name="T56" style:family="text">
      <style:text-properties fo:color="#4a940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7" style:family="text">
      <style:text-properties style:use-window-font-color="true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8" style:family="text">
      <style:text-properties fo:color="#ff4080" fo:font-family="'Liberation Mono'" style:font-family-generic="modern" style:font-pitch="fixed" fo:font-size="32pt" fo:font-style="normal" style:font-family-asian="'Liberation Mono'" style:font-family-generic-asian="modern" style:font-pitch-asian="fixed" style:font-size-asian="32pt" style:font-style-asian="normal" style:font-family-complex="'Liberation Mono'" style:font-family-generic-complex="modern" style:font-pitch-complex="fixed" style:font-size-complex="32pt" style:font-style-complex="normal"/>
    </style:style>
    <style:style style:name="T59" style:family="text">
      <style:text-properties fo:color="#000000" fo:font-style="italic" style:font-style-asian="italic" style:font-style-complex="italic"/>
    </style:style>
    <style:style style:name="T60" style:family="text">
      <style:text-properties fo:color="#00ae00" fo:font-size="32pt" fo:font-style="normal" style:font-size-asian="32pt" style:font-style-asian="normal" style:font-size-complex="32pt" style:font-style-complex="normal"/>
    </style:style>
    <style:style style:name="T61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62" style:family="text">
      <style:text-properties fo:color="#000000"/>
    </style:style>
    <style:style style:name="T63" style:family="text">
      <style:text-properties fo:font-size="16pt" fo:language="fr" fo:country="FR" style:font-size-asian="16pt" style:font-size-complex="16pt"/>
    </style:style>
    <style:style style:name="T64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5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6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7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8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9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0" style:family="text">
      <style:text-properties fo:font-size="18pt" fo:language="fr" fo:country="FR"/>
    </style:style>
    <style:style style:name="T71" style:family="text">
      <style:text-properties fo:font-size="18pt" fo:language="fr" fo:country="FR" style:font-size-asian="18pt" style:font-size-complex="18pt"/>
    </style:style>
    <style:style style:name="T72" style:family="text">
      <style:text-properties fo:color="#f030d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3" style:family="text">
      <style:text-properties fo:color="#40404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4" style:family="text">
      <style:text-properties fo:color="#0070e6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5" style:family="text">
      <style:text-properties fo:color="#b030f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6" style:family="text">
      <style:text-properties fo:color="#ff66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7" style:family="text">
      <style:text-properties fo:color="#8016ff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8" style:family="text">
      <style:text-properties fo:color="#ff408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79" style:family="text">
      <style:text-properties fo:font-size="32pt" fo:language="fr" fo:country="FR" style:font-size-asian="32pt" style:font-size-complex="32pt"/>
    </style:style>
    <style:style style:name="T80" style:family="text">
      <style:text-properties fo:color="#f030d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81" style:family="text">
      <style:text-properties fo:color="#40404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82" style:family="text">
      <style:text-properties fo:color="#0070e6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83" style:family="text">
      <style:text-properties fo:color="#b030f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84" style:family="text">
      <style:text-properties fo:color="#ff6633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85" style:family="text">
      <style:text-properties fo:color="#8016ff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867cm" svg:height="3.564cm" svg:x="1.269cm" svg:y="0.285cm" presentation:class="title" presentation:user-transformed="true">
          <draw:text-box>
            <text:list text:style-name="L1">
              <text:list-header>
                <text:p text:style-name="P1"><text:span text:style-name="T1">La classe string</text:span></text:p>
              </text:list-header>
            </text:list>
          </draw:text-box>
        </draw:frame>
        <draw:frame presentation:style-name="pr2" draw:text-style-name="P2" draw:layer="layout" svg:width="22.772cm" svg:height="12.476cm" svg:x="1.27cm" svg:y="4.775cm" presentation:class="outline" presentation:user-transformed="true">
          <draw:text-box>
            <text:list text:style-name="L2">
              <text:list-header>
                <text:p text:style-name="P3"><text:span text:style-name="T1">- Il s'agit d'une classe standard qui permet de représenter une chaîne de caractères.</text:span></text:p>
                <text:p text:style-name="P3"><text:span text:style-name="T1">- Pour l'utiliser, il faut rajouter #include &lt;string&gt;</text:span></text:p>
                <text:p text:style-name="P3"><text:span text:style-name="T1">- Cette classe encapsule des données pour pouvoir effectuer toutes les opérations de base sur les chaînes.</text:span></text:p>
                <text:p text:style-name="P3"><text:span text:style-name="T1">- l'encapsulation permet de masquer à l'utilisateur de la classe toutes les difficultés techniques.</text:span></text:p>
              </text:list-header>
            </text:list>
          </draw:text-box>
        </draw:frame>
        <presentation:notes draw:style-name="dp2">
          <draw:page-thumbnail draw:style-name="gr1" draw:layer="layout" svg:width="32.689cm" svg:height="34.616cm" svg:x="-32.773cm" svg:y="-32.773cm" draw:page-number="1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0.867cm" svg:height="2.115cm" svg:x="1.269cm" svg:y="0.285cm" presentation:class="title" presentation:user-transformed="true">
          <draw:text-box>
            <text:list text:style-name="L1">
              <text:list-header>
                <text:p text:style-name="P1"><text:span text:style-name="T1">La classe string</text:span></text:p>
              </text:list-header>
            </text:list>
          </draw:text-box>
        </draw:frame>
        <draw:frame presentation:style-name="pr5" draw:text-style-name="P7" draw:layer="layout" svg:width="27.365cm" svg:height="15.8cm" svg:x="0.235cm" svg:y="2.613cm" presentation:class="outline" presentation:user-transformed="true">
          <draw:text-box>
            <text:p text:style-name="P6"><text:span text:style-name="T2"># include &lt;iostream&gt;</text:span></text:p>
            <text:p text:style-name="P6"><text:span text:style-name="T2"># include &lt;string&gt;</text:span></text:p>
            <text:p text:style-name="P6"><text:span text:style-name="T3"/></text:p>
            <text:p text:style-name="P6"><text:span text:style-name="T4">using namespace</text:span><text:span text:style-name="T3"> </text:span><text:span text:style-name="T5">std;</text:span></text:p>
            <text:p text:style-name="P6"><text:span text:style-name="T3"/></text:p>
            <text:p text:style-name="P6"><text:span text:style-name="T6">int</text:span><text:span text:style-name="T3"> </text:span><text:span text:style-name="T7">main</text:span><text:span text:style-name="T5">(</text:span><text:span text:style-name="T6">void</text:span><text:span text:style-name="T5">)</text:span></text:p>
            <text:p text:style-name="P6"><text:span text:style-name="T5">{</text:span></text:p>
            <text:p text:style-name="P6"><text:span text:style-name="T5"><text:s text:c="4"/></text:span><text:span text:style-name="T5">string s1,</text:span><text:span text:style-name="T3"> </text:span><text:span text:style-name="T5">s2,</text:span><text:span text:style-name="T3"> </text:span><text:span text:style-name="T5">s3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Tapez une chaine : "</text:span><text:span text:style-name="T5">;</text:span><text:span text:style-name="T3"> </text:span><text:span text:style-name="T5">cin</text:span><text:span text:style-name="T3"> </text:span><text:span text:style-name="T5">&gt;&gt;</text:span><text:span text:style-name="T3"> </text:span><text:span text:style-name="T5">s1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Tapez une chaine : "</text:span><text:span text:style-name="T5">;</text:span><text:span text:style-name="T3"> </text:span><text:span text:style-name="T5">cin</text:span><text:span text:style-name="T3"> </text:span><text:span text:style-name="T5">&gt;&gt;</text:span><text:span text:style-name="T3"> </text:span><text:span text:style-name="T5">s2;</text:span></text:p>
            <text:p text:style-name="P6"><text:span text:style-name="T5"><text:s text:c="4"/></text:span><text:span text:style-name="T5">s3</text:span><text:span text:style-name="T3"> </text:span><text:span text:style-name="T5">=</text:span><text:span text:style-name="T3"> </text:span><text:span text:style-name="T5">s1</text:span><text:span text:style-name="T3"> </text:span><text:span text:style-name="T5">+</text:span><text:span text:style-name="T3"> </text:span><text:span text:style-name="T5">s2;</text:span><text:span text:style-name="T3"> </text:span><text:span text:style-name="T9">// Ça marche.</text:span></text:p>
            <text:p text:style-name="P6"><text:span text:style-name="T5"><text:s text:c="4"/></text:span><text:span text:style-name="T5">s4</text:span><text:span text:style-name="T3"> </text:span><text:span text:style-name="T5">=</text:span><text:span text:style-name="T3"> </text:span><text:span text:style-name="T5">s1</text:span><text:span text:style-name="T3"> </text:span><text:span text:style-name="T5">+</text:span><text:span text:style-name="T3"> </text:span><text:span text:style-name="T8">" "</text:span><text:span text:style-name="T3"> </text:span><text:span text:style-name="T5">+</text:span><text:span text:style-name="T3"> </text:span><text:span text:style-name="T5">s2;</text:span><text:span text:style-name="T3"> </text:span><text:span text:style-name="T9">// Ça marche aussi.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Voici la concatenation des 2 chaines : "</text:span><text:span text:style-name="T5">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5">s3</text:span><text:span text:style-name="T3"> </text:span><text:span text:style-name="T5">&lt;&lt;</text:span><text:span text:style-name="T3"> </text:span><text:span text:style-name="T5">endl;</text:span></text:p>
            <text:p text:style-name="P6"><text:span text:style-name="T3"><text:s text:c="4"/></text:span><text:span text:style-name="T4">return</text:span><text:span text:style-name="T3"> </text:span><text:span text:style-name="T10">0</text:span><text:span text:style-name="T5">;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32.689cm" svg:height="34.616cm" svg:x="-32.773cm" svg:y="-32.773cm" draw:page-number="2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867cm" svg:height="2.214cm" svg:x="1.269cm" svg:y="0.285cm" presentation:class="title" presentation:user-transformed="true">
          <draw:text-box>
            <text:list text:style-name="L1">
              <text:list-header>
                <text:p text:style-name="P1"><text:span text:style-name="T1">Séparateur</text:span></text:p>
              </text:list-header>
            </text:list>
          </draw:text-box>
        </draw:frame>
        <draw:frame presentation:style-name="pr7" draw:text-style-name="P2" draw:layer="layout" svg:width="24.774cm" svg:height="16.361cm" svg:x="0cm" svg:y="2.499cm" presentation:class="outline" presentation:user-transformed="true">
          <draw:text-box>
            <text:list text:style-name="L2">
              <text:list-header>
                <text:p text:style-name="P3"><text:span text:style-name="T1">- </text:span><text:span text:style-name="T11">Par défaut, lorsqu'on saisit une chaîne de caractères en utilisant cin, le séparateur est l'espace =&gt; getline(iostream &amp;, string) <text:s text:c="2"/></text:span></text:p>
              </text:list-header>
            </text:list>
            <text:p text:style-name="P6"><text:span text:style-name="T2"/></text:p>
            <text:p text:style-name="P6"><text:span text:style-name="T2"># include &lt;iostream&gt;</text:span></text:p>
            <text:p text:style-name="P6"><text:span text:style-name="T2"># include &lt;string&gt;</text:span></text:p>
            <text:p text:style-name="P6"><text:span text:style-name="T3"/></text:p>
            <text:p text:style-name="P6"><text:span text:style-name="T4">using namespace</text:span><text:span text:style-name="T3"> </text:span><text:span text:style-name="T5">std;</text:span></text:p>
            <text:p text:style-name="P6"><text:span text:style-name="T3"/></text:p>
            <text:p text:style-name="P6"><text:span text:style-name="T6">int</text:span><text:span text:style-name="T3"> </text:span><text:span text:style-name="T7">main</text:span><text:span text:style-name="T5">(</text:span><text:span text:style-name="T6">void</text:span><text:span text:style-name="T5">)</text:span></text:p>
            <text:p text:style-name="P6"><text:span text:style-name="T5">{</text:span></text:p>
            <text:p text:style-name="P6"><text:span text:style-name="T5"><text:s text:c="4"/></text:span><text:span text:style-name="T5">string s1,</text:span><text:span text:style-name="T3"> </text:span><text:span text:style-name="T5">s2,</text:span><text:span text:style-name="T3"> </text:span><text:span text:style-name="T5">s3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Tapez une chaine : "</text:span><text:span text:style-name="T5">;</text:span><text:span text:style-name="T3"> </text:span><text:span text:style-name="T7">getline</text:span><text:span text:style-name="T5">(cin,</text:span><text:span text:style-name="T3"> </text:span><text:span text:style-name="T5">s1)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Tapez une chaine : "</text:span><text:span text:style-name="T5">;</text:span><text:span text:style-name="T3"> </text:span><text:span text:style-name="T7">getline</text:span><text:span text:style-name="T5">(cin,</text:span><text:span text:style-name="T3"> </text:span><text:span text:style-name="T5">s2);</text:span></text:p>
            <text:p text:style-name="P6"><text:span text:style-name="T5"><text:s text:c="4"/></text:span><text:span text:style-name="T5">s3</text:span><text:span text:style-name="T3"> </text:span><text:span text:style-name="T5">=</text:span><text:span text:style-name="T3"> </text:span><text:span text:style-name="T5">s1</text:span><text:span text:style-name="T3"> </text:span><text:span text:style-name="T5">+</text:span><text:span text:style-name="T3"> </text:span><text:span text:style-name="T5">s2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8">"Voici la concatenation des 2 chaines : "</text:span><text:span text:style-name="T5">;</text:span></text:p>
            <text:p text:style-name="P6"><text:span text:style-name="T5"><text:s text:c="4"/></text:span><text:span text:style-name="T5">cout</text:span><text:span text:style-name="T3"> </text:span><text:span text:style-name="T5">&lt;&lt;</text:span><text:span text:style-name="T3"> </text:span><text:span text:style-name="T5">s3</text:span><text:span text:style-name="T3"> </text:span><text:span text:style-name="T5">&lt;&lt;</text:span><text:span text:style-name="T3"> </text:span><text:span text:style-name="T5">endl;</text:span></text:p>
            <text:p text:style-name="P6"><text:span text:style-name="T3"><text:s text:c="4"/></text:span><text:span text:style-name="T4">return</text:span><text:span text:style-name="T3"> </text:span><text:span text:style-name="T10">0</text:span><text:span text:style-name="T5">;</text:span></text:p>
            <text:p text:style-name="P6"><text:span text:style-name="T5">}</text:span></text:p>
          </draw:text-box>
        </draw:frame>
        <draw:custom-shape draw:style-name="gr2" draw:text-style-name="P8" draw:layer="layout" svg:width="8.401cm" svg:height="5.578cm" svg:x="15.5cm" svg:y="5.42cm">
          <text:list text:style-name="L3">
            <text:list-header>
              <text:p text:style-name="P1"><text:span text:style-name="T12">Exécution</text:span></text:p>
              <text:p text:style-name="P1"><text:span text:style-name="T12"/></text:p>
              <text:p text:style-name="P1"><text:span text:style-name="T12">Lorsqu'on exécute ce programme, il s'affiche à l'écran :</text:span></text:p>
              <text:p text:style-name="P1"><text:span text:style-name="T12">Tapez une chaîne : AZ ERTY</text:span></text:p>
              <text:p text:style-name="P1"><text:span text:style-name="T12">Tapez une chaîne : QS DFGH</text:span></text:p>
              <text:p text:style-name="P1"><text:span text:style-name="T12">Voici la concaténation des deux chaînes :</text:span></text:p>
              <text:p text:style-name="P1"><text:span text:style-name="T12">AZ ERTYQS DF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8.502cm" svg:height="6.001cm" svg:x="15.5cm" svg:y="5.001cm">
          <text:p/>
          <draw:enhanced-geometry svg:viewBox="0 0 21600 21600" draw:path-stretchpoint-x="10800" draw:path-stretchpoint-y="10800" draw:text-areas="?f3 ?f4 ?f5 ?f6" draw:type="round-rectangle" draw:modifiers="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32.689cm" svg:height="34.616cm" svg:x="-32.773cm" svg:y="-32.773cm" draw:page-number="3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8" draw:layer="layout" svg:width="20.801cm" svg:height="2.78cm" svg:x="1.269cm" svg:y="0.22cm" presentation:class="title" presentation:user-transformed="true">
          <draw:text-box>
            <text:p>Constructeurs</text:p>
          </draw:text-box>
        </draw:frame>
        <draw:frame presentation:style-name="pr9" draw:layer="layout" svg:width="24.8cm" svg:height="13.877cm" svg:x="0.4cm" svg:y="3cm" presentation:class="outline" presentation:user-transformed="true">
          <draw:text-box>
            <text:list text:style-name="L4">
              <text:list-item>
                <text:p><text:span text:style-name="T13">Default </text:span><text:span text:style-name="T13"><text:tab/></text:span><text:span text:style-name="T13"> : explicit string();</text:span></text:p>
              </text:list-item>
              <text:list-item>
                <text:p><text:span text:style-name="T13">Copy  : string (const string&amp; str);</text:span></text:p>
              </text:list-item>
              <text:list-item>
                <text:p><text:span text:style-name="T13">Substring : </text:span></text:p>
              </text:list-item>
            </text:list>
            <text:list text:style-name="L5">
              <text:list-item>
                <text:list>
                  <text:list-item>
                    <text:p><text:span text:style-name="T14">string (const string&amp; str, size_t pos, size_t len = npos);</text:span></text:p>
                  </text:list-item>
                </text:list>
              </text:list-item>
            </text:list>
            <text:list text:style-name="L4">
              <text:list-item>
                <text:p><text:span text:style-name="T13">from c-string : string (const char* s);</text:span></text:p>
              </text:list-item>
              <text:list-item>
                <text:p><text:span text:style-name="T13">from sequence : string (const char* s, size_t n);</text:span></text:p>
              </text:list-item>
              <text:list-item>
                <text:p><text:span text:style-name="T13">Fill : string (size_t n, char c)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623cm" svg:height="34.551cm" svg:x="-32.774cm" svg:y="-32.774cm" draw:page-number="4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11" draw:layer="layout" svg:width="20.801cm" svg:height="1.98cm" svg:x="1.269cm" svg:y="0.22cm" presentation:class="title" presentation:user-transformed="true">
          <draw:text-box>
            <text:p>Exemple : constructeurs</text:p>
          </draw:text-box>
        </draw:frame>
        <draw:frame presentation:style-name="pr9" draw:text-style-name="P11" draw:layer="layout" svg:width="23.976cm" svg:height="17.05cm" svg:x="0cm" svg:y="2cm" presentation:class="outline" presentation:user-transformed="true">
          <draw:text-box>
            <text:p text:style-name="P9"><text:span text:style-name="T15"># include &lt;iostream&gt;</text:span></text:p>
            <text:p text:style-name="P9"><text:span text:style-name="T15"># include &lt;string&gt;</text:span></text:p>
            <text:p text:style-name="P9"><text:span text:style-name="T16"/></text:p>
            <text:p text:style-name="P9"><text:span text:style-name="T17">using namespace</text:span><text:span text:style-name="T16"> </text:span><text:span text:style-name="T18">std;</text:span><text:span text:style-name="T16"> </text:span></text:p>
            <text:p text:style-name="P9"><text:span text:style-name="T16"/></text:p>
            <text:p text:style-name="P9"><text:span text:style-name="T19">int</text:span><text:span text:style-name="T16"> </text:span><text:span text:style-name="T20">main</text:span><text:span text:style-name="T18">()</text:span></text:p>
            <text:p text:style-name="P9"><text:span text:style-name="T18">{</text:span></text:p>
            <text:p text:style-name="P9"><text:span text:style-name="T18"><text:s text:c="2"/></text:span><text:span text:style-name="T18">string</text:span><text:span text:style-name="T16"> </text:span><text:span text:style-name="T20">s0</text:span><text:span text:style-name="T18">(</text:span><text:span text:style-name="T21">"Initial string"</text:span><text:span text:style-name="T18">);</text:span></text:p>
            <text:p text:style-name="P9"><text:span text:style-name="T16"/></text:p>
            <text:p text:style-name="P9"><text:span text:style-name="T16"><text:s text:c="2"/></text:span><text:span text:style-name="T22">// Constructors used in the same order as described above:</text:span></text:p>
            <text:p text:style-name="P9"><text:span text:style-name="T18"><text:s text:c="2"/></text:span><text:span text:style-name="T18">string s1;</text:span></text:p>
            <text:p text:style-name="P9"><text:span text:style-name="T18"><text:s text:c="2"/></text:span><text:span text:style-name="T18">string</text:span><text:span text:style-name="T16"> </text:span><text:span text:style-name="T20">s2</text:span><text:span text:style-name="T18">(s0);</text:span></text:p>
            <text:p text:style-name="P9"><text:span text:style-name="T18"><text:s text:c="2"/></text:span><text:span text:style-name="T18">string</text:span><text:span text:style-name="T16"> </text:span><text:span text:style-name="T20">s3</text:span><text:span text:style-name="T18">(s0,</text:span><text:span text:style-name="T16"> </text:span><text:span text:style-name="T23">8</text:span><text:span text:style-name="T18">,</text:span><text:span text:style-name="T16"> </text:span><text:span text:style-name="T23">3</text:span><text:span text:style-name="T18">);</text:span></text:p>
            <text:p text:style-name="P9"><text:span text:style-name="T18"><text:s text:c="2"/></text:span><text:span text:style-name="T18">string</text:span><text:span text:style-name="T16"> </text:span><text:span text:style-name="T20">s4</text:span><text:span text:style-name="T18">(</text:span><text:span text:style-name="T21">"A character sequence"</text:span><text:span text:style-name="T18">,</text:span><text:span text:style-name="T16"> </text:span><text:span text:style-name="T23">6</text:span><text:span text:style-name="T18">);</text:span></text:p>
            <text:p text:style-name="P9"><text:span text:style-name="T18"><text:s text:c="2"/></text:span><text:span text:style-name="T18">string</text:span><text:span text:style-name="T16"> </text:span><text:span text:style-name="T20">s5</text:span><text:span text:style-name="T18">(</text:span><text:span text:style-name="T21">"Another character sequence"</text:span><text:span text:style-name="T18">);</text:span></text:p>
            <text:p text:style-name="P9"><text:span text:style-name="T18"><text:s text:c="2"/></text:span><text:span text:style-name="T18">string</text:span><text:span text:style-name="T16"> </text:span><text:span text:style-name="T20">s6</text:span><text:span text:style-name="T18">(</text:span><text:span text:style-name="T23">10</text:span><text:span text:style-name="T18">,</text:span><text:span text:style-name="T16"> </text:span><text:span text:style-name="T21">'x'</text:span><text:span text:style-name="T18">);</text:span></text:p>
            <text:p text:style-name="P9"><text:span text:style-name="T18"><text:s text:c="2"/></text:span><text:span text:style-name="T18">string</text:span><text:span text:style-name="T16"> </text:span><text:span text:style-name="T20">s7</text:span><text:span text:style-name="T18">(</text:span><text:span text:style-name="T23">10</text:span><text:span text:style-name="T18">,</text:span><text:span text:style-name="T16"> </text:span><text:span text:style-name="T23">42</text:span><text:span text:style-name="T18">);</text:span></text:p>
            <text:p text:style-name="P9"><text:span text:style-name="T18"/></text:p>
            <text:p text:style-name="P10"><text:span text:style-name="T18"><text:s text:c="2"/></text:span><text:span text:style-name="T18">cout</text:span><text:span text:style-name="T16"> </text:span><text:span text:style-name="T18">&lt;&lt;</text:span><text:span text:style-name="T16"> </text:span><text:span text:style-name="T21">"s1: "</text:span><text:span text:style-name="T16"> </text:span><text:span text:style-name="T18">&lt;&lt;</text:span><text:span text:style-name="T16"> </text:span><text:span text:style-name="T18">s1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2: "</text:span><text:span text:style-name="T16"> </text:span><text:span text:style-name="T18">&lt;&lt;</text:span><text:span text:style-name="T16"> </text:span><text:span text:style-name="T18">s2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3: "</text:span><text:span text:style-name="T16"> </text:span><text:span text:style-name="T18">&lt;&lt;</text:span><text:span text:style-name="T16"> </text:span><text:span text:style-name="T18">s3;</text:span></text:p>
            <text:p text:style-name="P9"><text:span text:style-name="T18"><text:s text:c="2"/></text:span><text:span text:style-name="T18">cout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4: "</text:span><text:span text:style-name="T16"> </text:span><text:span text:style-name="T18">&lt;&lt;</text:span><text:span text:style-name="T16"> </text:span><text:span text:style-name="T18">s4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5: "</text:span><text:span text:style-name="T16"> </text:span><text:span text:style-name="T18">&lt;&lt;</text:span><text:span text:style-name="T16"> </text:span><text:span text:style-name="T18">s5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6: "</text:span><text:span text:style-name="T16"> </text:span><text:span text:style-name="T18">&lt;&lt;</text:span><text:span text:style-name="T16"> </text:span><text:span text:style-name="T18">s6;</text:span></text:p>
            <text:p text:style-name="P9"><text:span text:style-name="T18"><text:s text:c="2"/></text:span><text:span text:style-name="T18">cout</text:span><text:span text:style-name="T16"> </text:span><text:span text:style-name="T18">&lt;&lt;</text:span><text:span text:style-name="T16"> </text:span><text:span text:style-name="T21">"</text:span><text:span text:style-name="T24">\n</text:span><text:span text:style-name="T21">s7: "</text:span><text:span text:style-name="T16"> </text:span><text:span text:style-name="T18">&lt;&lt;</text:span><text:span text:style-name="T16"> </text:span><text:span text:style-name="T18">s7</text:span><text:span text:style-name="T16"> </text:span><text:span text:style-name="T18">&lt;&lt;</text:span><text:span text:style-name="T16"> </text:span><text:span text:style-name="T21">'</text:span><text:span text:style-name="T24">\n</text:span><text:span text:style-name="T21">'</text:span><text:span text:style-name="T18">;</text:span></text:p>
            <text:p text:style-name="P9"><text:span text:style-name="T16"><text:s text:c="2"/></text:span><text:span text:style-name="T17">return</text:span><text:span text:style-name="T16"> </text:span><text:span text:style-name="T23">0</text:span><text:span text:style-name="T18">;</text:span></text:p>
            <text:p text:style-name="P9"><text:span text:style-name="T18">}</text:span></text:p>
          </draw:text-box>
        </draw:frame>
        <draw:frame draw:style-name="gr4" draw:text-style-name="P12" draw:layer="layout" svg:width="6cm" svg:height="7.109cm" svg:x="18.8cm" svg:y="6.6cm">
          <draw:text-box>
            <text:p><text:span text:style-name="T25">s1: </text:span></text:p>
            <text:p><text:span text:style-name="T25">s2: Initial string</text:span></text:p>
            <text:p><text:span text:style-name="T25">s3: str</text:span></text:p>
            <text:p><text:span text:style-name="T25">s4: A char</text:span></text:p>
            <text:p><text:span text:style-name="T25">s5: Another character sequence</text:span></text:p>
            <text:p><text:span text:style-name="T25">s6: xxxxxxxxxx</text:span></text:p>
            <text:p><text:span text:style-name="T25">s7: **********</text:span></text:p>
          </draw:text-box>
        </draw:frame>
        <draw:custom-shape draw:style-name="gr5" draw:text-style-name="P13" draw:layer="layout" svg:width="6.2cm" svg:height="7.8cm" svg:x="18.8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2.623cm" svg:height="34.551cm" svg:x="-32.774cm" svg:y="-32.774cm" draw:page-number="5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11" draw:layer="layout" svg:width="20.801cm" svg:height="1.98cm" svg:x="1.269cm" svg:y="0.22cm" presentation:class="title" presentation:user-transformed="true">
          <draw:text-box>
            <text:p>Operator =</text:p>
          </draw:text-box>
        </draw:frame>
        <draw:frame presentation:style-name="pr9" draw:layer="layout" svg:width="24.13cm" svg:height="16.45cm" svg:x="1.27cm" svg:y="2.6cm" presentation:class="outline" presentation:user-transformed="true">
          <draw:text-box>
            <text:list text:style-name="L4">
              <text:list-item>
                <text:p><text:span text:style-name="T26">String (1): string &amp; operator= (const string&amp; str);</text:span></text:p>
              </text:list-item>
              <text:list-item>
                <text:p><text:span text:style-name="T26">C-string (2): string &amp; operator= (const char* s);</text:span></text:p>
              </text:list-item>
              <text:list-item>
                <text:p><text:span text:style-name="T26">Character (3) : string &amp; operator= (char c);</text:span></text:p>
              </text:list-item>
            </text:list>
            <text:p text:style-name="P9"><text:span text:style-name="T27"># include &lt;iostream&gt;</text:span></text:p>
            <text:p text:style-name="P9"><text:span text:style-name="T27"># include &lt;string&gt;</text:span></text:p>
            <text:p text:style-name="P9"><text:span text:style-name="T28"/></text:p>
            <text:p text:style-name="P9"><text:span text:style-name="T29">int</text:span><text:span text:style-name="T28"> </text:span><text:span text:style-name="T30">main</text:span><text:span text:style-name="T31">()</text:span></text:p>
            <text:p text:style-name="P9"><text:span text:style-name="T31">{</text:span></text:p>
            <text:p text:style-name="P9"><text:span text:style-name="T31"><text:s text:c="2"/></text:span><text:span text:style-name="T31">std::string str1,</text:span><text:span text:style-name="T28"> </text:span><text:span text:style-name="T31">str2,</text:span><text:span text:style-name="T28"> </text:span><text:span text:style-name="T31">str3;</text:span></text:p>
            <text:p text:style-name="P9"><text:span text:style-name="T31"><text:s text:c="2"/></text:span><text:span text:style-name="T31">str1</text:span><text:span text:style-name="T28"> </text:span><text:span text:style-name="T31">=</text:span><text:span text:style-name="T28"> </text:span><text:span text:style-name="T32">"Test string: "</text:span><text:span text:style-name="T31">;</text:span><text:span text:style-name="T28"> <text:s text:c="2"/></text:span><text:span text:style-name="T33">// c-string</text:span></text:p>
            <text:p text:style-name="P9"><text:span text:style-name="T31"><text:s text:c="2"/></text:span><text:span text:style-name="T31">str2</text:span><text:span text:style-name="T28"> </text:span><text:span text:style-name="T31">=</text:span><text:span text:style-name="T28"> </text:span><text:span text:style-name="T32">'x'</text:span><text:span text:style-name="T31">;</text:span><text:span text:style-name="T28"> <text:s text:c="14"/></text:span><text:span text:style-name="T33">// Single character</text:span></text:p>
            <text:p text:style-name="P9"><text:span text:style-name="T31"><text:s text:c="2"/></text:span><text:span text:style-name="T31">str3</text:span><text:span text:style-name="T28"> </text:span><text:span text:style-name="T31">=</text:span><text:span text:style-name="T28"> </text:span><text:span text:style-name="T31">str1</text:span><text:span text:style-name="T28"> </text:span><text:span text:style-name="T31">+</text:span><text:span text:style-name="T28"> </text:span><text:span text:style-name="T31">str2;</text:span><text:span text:style-name="T28"> <text:s text:c="6"/></text:span><text:span text:style-name="T33">// String</text:span></text:p>
            <text:p text:style-name="P9"><text:span text:style-name="T31"/></text:p>
            <text:p text:style-name="P10"><text:span text:style-name="T31"><text:s text:c="2"/></text:span><text:span text:style-name="T31">std::cout</text:span><text:span text:style-name="T28"> </text:span><text:span text:style-name="T31">&lt;&lt;</text:span><text:span text:style-name="T28"> </text:span><text:span text:style-name="T31">str3</text:span><text:span text:style-name="T28"> <text:s/></text:span><text:span text:style-name="T31">&lt;&lt;</text:span><text:span text:style-name="T28"> </text:span><text:span text:style-name="T32">'</text:span><text:span text:style-name="T34">\n</text:span><text:span text:style-name="T32">'</text:span><text:span text:style-name="T31">;</text:span></text:p>
            <text:p text:style-name="P9"><text:span text:style-name="T28"><text:s text:c="2"/></text:span><text:span text:style-name="T35">return</text:span><text:span text:style-name="T28"> </text:span><text:span text:style-name="T36">0</text:span><text:span text:style-name="T31">;</text:span></text:p>
            <text:p text:style-name="P9"><text:span text:style-name="T31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6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12" draw:layer="layout" svg:width="20.801cm" svg:height="2.98cm" svg:x="1.269cm" svg:y="0.22cm" presentation:class="title" presentation:user-transformed="true">
          <draw:text-box>
            <text:p><text:span text:style-name="T37">iterator begin();</text:span><text:span text:style-name="T37"><text:line-break/></text:span><text:span text:style-name="T37">const_iterator begin() const;</text:span></text:p>
          </draw:text-box>
        </draw:frame>
        <draw:frame presentation:style-name="pr9" draw:text-style-name="P18" draw:layer="layout" svg:width="26cm" svg:height="14.2cm" svg:x="0cm" svg:y="3.8cm" presentation:class="outline" presentation:user-transformed="true">
          <draw:text-box>
            <text:p text:style-name="P14"><text:span text:style-name="T38"># include &lt;iostream&gt;</text:span></text:p>
            <text:p text:style-name="P14"><text:span text:style-name="T38"># include &lt;string&gt;</text:span></text:p>
            <text:p text:style-name="P15"><text:span text:style-name="T38"/></text:p>
            <text:p text:style-name="P15"><text:span text:style-name="T39">using namespace</text:span><text:span text:style-name="T38"> </text:span><text:span text:style-name="T40">std;</text:span></text:p>
            <text:p text:style-name="P15"><text:span text:style-name="T38"/></text:p>
            <text:p text:style-name="P15"><text:span text:style-name="T41">int</text:span><text:span text:style-name="T38"> </text:span><text:span text:style-name="T42">main</text:span><text:span text:style-name="T40">()</text:span></text:p>
            <text:p text:style-name="P16"><text:span text:style-name="T38">{</text:span></text:p>
            <text:p text:style-name="P15"><text:span text:style-name="T40"><text:s text:c="4"/></text:span><text:span text:style-name="T40">string</text:span><text:span text:style-name="T38"> </text:span><text:span text:style-name="T42">str</text:span><text:span text:style-name="T40">(</text:span><text:span text:style-name="T43">"Test string"</text:span><text:span text:style-name="T40">);</text:span></text:p>
            <text:p text:style-name="P15"><text:span text:style-name="T38"/></text:p>
            <text:p text:style-name="P15"><text:span text:style-name="T38"><text:s text:c="4"/></text:span><text:span text:style-name="T39">for</text:span><text:span text:style-name="T38"> </text:span><text:span text:style-name="T40">(</text:span><text:span text:style-name="T40">string::iterator it</text:span><text:span text:style-name="T38"> </text:span><text:span text:style-name="T40">=</text:span><text:span text:style-name="T38"> </text:span><text:span text:style-name="T40">str.</text:span><text:span text:style-name="T42">begin</text:span><text:span text:style-name="T40">() ;</text:span><text:span text:style-name="T38"> </text:span><text:span text:style-name="T40">it</text:span><text:span text:style-name="T38"> </text:span><text:span text:style-name="T40">!=</text:span><text:span text:style-name="T38"> </text:span><text:span text:style-name="T40">str.</text:span><text:span text:style-name="T42">end</text:span><text:span text:style-name="T40">() ;</text:span><text:span text:style-name="T38"> </text:span><text:span text:style-name="T40">it++)</text:span></text:p>
            <text:p text:style-name="P15"><text:span text:style-name="T40"><text:s text:c="8"/></text:span><text:span text:style-name="T40">cout</text:span><text:span text:style-name="T38"> </text:span><text:span text:style-name="T40">&lt;&lt; *it;</text:span></text:p>
            <text:p text:style-name="P16"><text:span text:style-name="T38"/></text:p>
            <text:p text:style-name="P17"><text:span text:style-name="T40"><text:s text:c="4"/></text:span><text:span text:style-name="T40">cout</text:span><text:span text:style-name="T38"> </text:span><text:span text:style-name="T40">&lt;&lt;</text:span><text:span text:style-name="T38"> </text:span><text:span text:style-name="T43">'</text:span><text:span text:style-name="T44">\n</text:span><text:span text:style-name="T43">'</text:span><text:span text:style-name="T40">;</text:span></text:p>
            <text:p text:style-name="P15"><text:span text:style-name="T38"><text:s text:c="4"/></text:span><text:span text:style-name="T39">return</text:span><text:span text:style-name="T38"> </text:span><text:span text:style-name="T45">0</text:span><text:span text:style-name="T40">;</text:span></text:p>
            <text:p text:style-name="P16"><text:span text:style-name="T38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7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1" draw:layer="layout" svg:width="20.801cm" svg:height="1.98cm" svg:x="1.269cm" svg:y="0.22cm" presentation:class="title" presentation:user-transformed="true">
          <draw:text-box>
            <text:p>Taille, capacité....</text:p>
          </draw:text-box>
        </draw:frame>
        <draw:frame presentation:style-name="pr9" draw:text-style-name="P19" draw:layer="layout" svg:width="22.706cm" svg:height="14.677cm" svg:x="1.27cm" svg:y="2.2cm" presentation:class="outline" presentation:user-transformed="true">
          <draw:text-box>
            <text:list text:style-name="L4">
              <text:list-item>
                <text:p><text:span text:style-name="T46">Size : <text:s/>Return length of string</text:span></text:p>
              </text:list-item>
              <text:list-item>
                <text:p><text:span text:style-name="T46">Length : Return length of string</text:span></text:p>
              </text:list-item>
              <text:list-item>
                <text:p><text:span text:style-name="T46">max_size : Return maximum size of string</text:span></text:p>
              </text:list-item>
              <text:list-item>
                <text:p><text:span text:style-name="T46">Resize : Resize string</text:span></text:p>
              </text:list-item>
              <text:list-item>
                <text:p><text:span text:style-name="T46">Capacity : Return size of allocated storage</text:span></text:p>
              </text:list-item>
              <text:list-item>
                <text:p><text:span text:style-name="T46">Reserve : Request a change in capacity</text:span></text:p>
              </text:list-item>
              <text:list-item>
                <text:p><text:span text:style-name="T46">Clear : Clear string</text:span></text:p>
              </text:list-item>
              <text:list-item>
                <text:p><text:span text:style-name="T46">Empty : Test if string is empty</text:span></text:p>
              </text:list-item>
              <text:list-item>
                <text:p><text:span text:style-name="T46">shrink_to_fit : Shrink to fit</text:span></text:p>
              </text:list-item>
            </text:list>
          </draw:text-box>
        </draw:frame>
        <presentation:notes draw:style-name="dp2">
          <draw:page-thumbnail draw:style-name="gr1" draw:layer="layout" svg:width="32.623cm" svg:height="34.551cm" svg:x="-32.774cm" svg:y="-32.774cm" draw:page-number="8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9" draw:text-style-name="P18" draw:layer="layout" svg:width="25.8cm" svg:height="16.8cm" svg:x="0cm" svg:y="1.2cm" presentation:class="outline" presentation:user-transformed="true">
          <draw:text-box>
            <text:p text:style-name="P14"><text:span text:style-name="T38"># include &lt;iostream&gt;</text:span></text:p>
            <text:p text:style-name="P14"><text:span text:style-name="T38"># include &lt;string&gt;</text:span></text:p>
            <text:p text:style-name="P15"><text:span text:style-name="T38"/></text:p>
            <text:p text:style-name="P15"><text:span text:style-name="T39">using namespace</text:span><text:span text:style-name="T38"> </text:span><text:span text:style-name="T40">std;</text:span></text:p>
            <text:p text:style-name="P15"><text:span text:style-name="T38"/></text:p>
            <text:p text:style-name="P15"><text:span text:style-name="T41">int</text:span><text:span text:style-name="T38"> </text:span><text:span text:style-name="T42">main</text:span><text:span text:style-name="T40">()</text:span></text:p>
            <text:p text:style-name="P16"><text:span text:style-name="T38">{</text:span></text:p>
            <text:p text:style-name="P16"><text:span text:style-name="T38"><text:s text:c="4"/></text:span><text:span text:style-name="T38">string content;</text:span></text:p>
            <text:p text:style-name="P16"><text:span text:style-name="T38"><text:s text:c="4"/></text:span><text:span text:style-name="T38">string line;</text:span></text:p>
            <text:p text:style-name="P15"><text:span text:style-name="T40"><text:s text:c="4"/></text:span><text:span text:style-name="T40">cout</text:span><text:span text:style-name="T38"> </text:span><text:span text:style-name="T40">&lt;&lt;</text:span><text:span text:style-name="T38"> </text:span><text:span text:style-name="T43">"Please introduce a text. Enter an empty line to finish:</text:span><text:span text:style-name="T44">\n</text:span><text:span text:style-name="T43">"</text:span><text:span text:style-name="T40">;</text:span></text:p>
            <text:p text:style-name="P15"><text:span text:style-name="T38"/></text:p>
            <text:p text:style-name="P15"><text:span text:style-name="T38"><text:s text:c="4"/></text:span><text:span text:style-name="T39">do</text:span><text:span text:style-name="T38"> </text:span><text:span text:style-name="T40">{</text:span></text:p>
            <text:p text:style-name="P15"><text:span text:style-name="T38"><text:s text:c="8"/></text:span><text:span text:style-name="T42">getline</text:span><text:span text:style-name="T40">(cin,line);</text:span></text:p>
            <text:p text:style-name="P15"><text:span text:style-name="T40"><text:s text:c="8"/></text:span><text:span text:style-name="T40">content</text:span><text:span text:style-name="T38"> </text:span><text:span text:style-name="T40">+=</text:span><text:span text:style-name="T38"> </text:span><text:span text:style-name="T40">line</text:span><text:span text:style-name="T38"> </text:span><text:span text:style-name="T40">+</text:span><text:span text:style-name="T38"> </text:span><text:span text:style-name="T43">'</text:span><text:span text:style-name="T44">\n</text:span><text:span text:style-name="T43">'</text:span><text:span text:style-name="T40">;</text:span></text:p>
            <text:p text:style-name="P15"><text:span text:style-name="T38"><text:s text:c="4"/></text:span><text:span text:style-name="T40">}</text:span><text:span text:style-name="T38"> </text:span><text:span text:style-name="T39">while</text:span><text:span text:style-name="T38"> </text:span><text:span text:style-name="T40">(!line.</text:span><text:span text:style-name="T42">empty</text:span><text:span text:style-name="T40">());</text:span></text:p>
            <text:p text:style-name="P16"><text:span text:style-name="T38"/></text:p>
            <text:p text:style-name="P17"><text:span text:style-name="T40"><text:s text:c="4"/></text:span><text:span text:style-name="T40">cout</text:span><text:span text:style-name="T38"> </text:span><text:span text:style-name="T40">&lt;&lt;</text:span><text:span text:style-name="T38"> </text:span><text:span text:style-name="T43">"The text you introduced was:</text:span><text:span text:style-name="T44">\n</text:span><text:span text:style-name="T43">"</text:span><text:span text:style-name="T38"> </text:span><text:span text:style-name="T40">&lt;&lt;</text:span><text:span text:style-name="T38"> </text:span><text:span text:style-name="T40">content;</text:span></text:p>
            <text:p text:style-name="P15"><text:span text:style-name="T38"><text:s text:c="4"/></text:span><text:span text:style-name="T39">return</text:span><text:span text:style-name="T38"> </text:span><text:span text:style-name="T45">0</text:span><text:span text:style-name="T40">;</text:span></text:p>
            <text:p text:style-name="P16"><text:span text:style-name="T38">}</text:span></text:p>
            <text:p text:style-name="P15"><text:span text:style-name="T38"/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9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3" draw:text-style-name="P20" draw:layer="layout" svg:width="20.801cm" svg:height="2.631cm" svg:x="1.2cm" svg:y="0.6cm" presentation:class="title" presentation:user-transformed="true">
          <draw:text-box>
            <text:p><text:span text:style-name="T37">char&amp; operator[] (size_t pos);</text:span><text:span text:style-name="T37"><text:line-break/></text:span><text:span text:style-name="T37">const char&amp; operator[] (size_t pos) const;</text:span></text:p>
          </draw:text-box>
        </draw:frame>
        <draw:frame presentation:style-name="pr9" draw:text-style-name="P24" draw:layer="layout" svg:width="22.706cm" svg:height="13.646cm" svg:x="1.27cm" svg:y="3.231cm" presentation:class="outline" presentation:user-transformed="true">
          <draw:text-box>
            <text:p text:style-name="P21"><text:span text:style-name="T47"># include &lt;iostream&gt;</text:span></text:p>
            <text:p text:style-name="P21"><text:span text:style-name="T47"># include &lt;string&gt;</text:span></text:p>
            <text:p text:style-name="P22"><text:span text:style-name="T47"/></text:p>
            <text:p text:style-name="P22"><text:span text:style-name="T48">using namespace</text:span><text:span text:style-name="T47"> </text:span><text:span text:style-name="T49">std;</text:span></text:p>
            <text:p text:style-name="P22"><text:span text:style-name="T47"/></text:p>
            <text:p text:style-name="P22"><text:span text:style-name="T50">int</text:span><text:span text:style-name="T47"> </text:span><text:span text:style-name="T51">main</text:span><text:span text:style-name="T49">()</text:span></text:p>
            <text:p text:style-name="P23"><text:span text:style-name="T47">{</text:span></text:p>
            <text:p text:style-name="P22"><text:span text:style-name="T49"><text:s text:c="2"/></text:span><text:span text:style-name="T49">string</text:span><text:span text:style-name="T47"> </text:span><text:span text:style-name="T51">str</text:span><text:span text:style-name="T49">(</text:span><text:span text:style-name="T52">"Test string"</text:span><text:span text:style-name="T49">);</text:span></text:p>
            <text:p text:style-name="P22"><text:span text:style-name="T47"/></text:p>
            <text:p text:style-name="P22"><text:span text:style-name="T47"><text:s text:c="2"/></text:span><text:span text:style-name="T48">for</text:span><text:span text:style-name="T47"> </text:span><text:span text:style-name="T49">(</text:span><text:span text:style-name="T50">int</text:span><text:span text:style-name="T47"> </text:span><text:span text:style-name="T49">i</text:span><text:span text:style-name="T47"> </text:span><text:span text:style-name="T49">=</text:span><text:span text:style-name="T47"> </text:span><text:span text:style-name="T53">0</text:span><text:span text:style-name="T47"> </text:span><text:span text:style-name="T49">;</text:span><text:span text:style-name="T47"> </text:span><text:span text:style-name="T49">i</text:span><text:span text:style-name="T47"> </text:span><text:span text:style-name="T49">&lt;</text:span><text:span text:style-name="T47"> </text:span><text:span text:style-name="T49">str.</text:span><text:span text:style-name="T51">length</text:span><text:span text:style-name="T49">() ; ++i)</text:span></text:p>
            <text:p text:style-name="P22"><text:span text:style-name="T49"><text:s text:c="4"/></text:span><text:span text:style-name="T49">cout</text:span><text:span text:style-name="T47"> </text:span><text:span text:style-name="T49">&lt;&lt;</text:span><text:span text:style-name="T47"> </text:span><text:span text:style-name="T49">str[i];</text:span></text:p>
            <text:p text:style-name="P22"><text:span text:style-name="T47"/></text:p>
            <text:p text:style-name="P22"><text:span text:style-name="T47"><text:s text:c="2"/></text:span><text:span text:style-name="T48">return</text:span><text:span text:style-name="T47"> </text:span><text:span text:style-name="T53">0</text:span><text:span text:style-name="T49">;</text:span></text:p>
            <text:p text:style-name="P23"><text:span text:style-name="T47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10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8" draw:text-style-name="P20" draw:layer="layout" svg:width="20.801cm" svg:height="2.78cm" svg:x="1.269cm" svg:y="0.22cm" presentation:class="title" presentation:user-transformed="true">
          <draw:text-box>
            <text:p><text:span text:style-name="T37">char&amp; at (size_t pos);</text:span><text:span text:style-name="T37"><text:line-break/></text:span><text:span text:style-name="T37">const char&amp; at (size_t pos) const;</text:span></text:p>
          </draw:text-box>
        </draw:frame>
        <draw:frame presentation:style-name="pr9" draw:text-style-name="P24" draw:layer="layout" svg:width="22.706cm" svg:height="13.477cm" svg:x="1.27cm" svg:y="3.4cm" presentation:class="outline" presentation:user-transformed="true">
          <draw:text-box>
            <text:p text:style-name="P21"><text:span text:style-name="T47"># include &lt;iostream&gt;</text:span></text:p>
            <text:p text:style-name="P21"><text:span text:style-name="T47"># include &lt;string&gt;</text:span></text:p>
            <text:p text:style-name="P22"><text:span text:style-name="T47"/></text:p>
            <text:p text:style-name="P22"><text:span text:style-name="T48">using namespace</text:span><text:span text:style-name="T47"> </text:span><text:span text:style-name="T49">std;</text:span></text:p>
            <text:p text:style-name="P22"><text:span text:style-name="T47"/></text:p>
            <text:p text:style-name="P22"><text:span text:style-name="T50">int</text:span><text:span text:style-name="T47"> </text:span><text:span text:style-name="T51">main</text:span><text:span text:style-name="T49">()</text:span></text:p>
            <text:p text:style-name="P23"><text:span text:style-name="T47">{</text:span></text:p>
            <text:p text:style-name="P22"><text:span text:style-name="T49"><text:s text:c="4"/></text:span><text:span text:style-name="T49">string</text:span><text:span text:style-name="T47"> </text:span><text:span text:style-name="T51">str</text:span><text:span text:style-name="T47"> </text:span><text:span text:style-name="T49">(</text:span><text:span text:style-name="T52">"Test string"</text:span><text:span text:style-name="T49">);</text:span></text:p>
            <text:p text:style-name="P22"><text:span text:style-name="T47"/></text:p>
            <text:p text:style-name="P22"><text:span text:style-name="T47"><text:s text:c="4"/></text:span><text:span text:style-name="T48">for</text:span><text:span text:style-name="T47"> </text:span><text:span text:style-name="T49">(</text:span><text:span text:style-name="T50">unsigned</text:span><text:span text:style-name="T47"> </text:span><text:span text:style-name="T49">i</text:span><text:span text:style-name="T47"> </text:span><text:span text:style-name="T49">=</text:span><text:span text:style-name="T47"> </text:span><text:span text:style-name="T53">0</text:span><text:span text:style-name="T49">;</text:span><text:span text:style-name="T47"> </text:span><text:span text:style-name="T49">i</text:span><text:span text:style-name="T47"> </text:span><text:span text:style-name="T49">&lt;</text:span><text:span text:style-name="T47"> </text:span><text:span text:style-name="T49">str.</text:span><text:span text:style-name="T51">length</text:span><text:span text:style-name="T49">() ; ++i)</text:span></text:p>
            <text:p text:style-name="P22"><text:span text:style-name="T49"><text:s text:c="8"/></text:span><text:span text:style-name="T49">cout</text:span><text:span text:style-name="T47"> </text:span><text:span text:style-name="T49">&lt;&lt;</text:span><text:span text:style-name="T47"> </text:span><text:span text:style-name="T49">str.</text:span><text:span text:style-name="T51">at</text:span><text:span text:style-name="T49">(i);</text:span></text:p>
            <text:p text:style-name="P22"><text:span text:style-name="T47"/></text:p>
            <text:p text:style-name="P22"><text:span text:style-name="T47"><text:s text:c="4"/></text:span><text:span text:style-name="T48">return</text:span><text:span text:style-name="T47"> </text:span><text:span text:style-name="T53">0</text:span><text:span text:style-name="T49">;</text:span></text:p>
            <text:p text:style-name="P23"><text:span text:style-name="T47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11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14" draw:layer="layout" svg:width="20.801cm" svg:height="1.912cm" svg:x="1.269cm" svg:y="0.088cm" presentation:class="title" presentation:user-transformed="true">
          <draw:text-box>
            <text:p>Operator +=</text:p>
          </draw:text-box>
        </draw:frame>
        <draw:frame presentation:style-name="pr9" draw:layer="layout" svg:width="22.706cm" svg:height="17.05cm" svg:x="1.27cm" svg:y="2cm" presentation:class="outline" presentation:user-transformed="true">
          <draw:text-box>
            <text:list text:style-name="L4">
              <text:list-item>
                <text:p><text:span text:style-name="T54">string&amp; operator+= (const string&amp; str);</text:span></text:p>
              </text:list-item>
              <text:list-item>
                <text:p><text:span text:style-name="T54">string&amp; operator+= (const char* s);</text:span></text:p>
                <text:p><text:span text:style-name="T54">string&amp; operator+= (char c);</text:span></text:p>
              </text:list-item>
            </text:list>
            <text:p text:style-name="P25"><text:span text:style-name="T55"/></text:p>
            <text:p text:style-name="P25"><text:span text:style-name="T56"># include &lt;iostream&gt;</text:span></text:p>
            <text:p text:style-name="P25"><text:span text:style-name="T56"># include &lt;string&gt;</text:span></text:p>
            <text:p text:style-name="P26"><text:span text:style-name="T56"/></text:p>
            <text:p text:style-name="P26"><text:span text:style-name="T48">using namespace</text:span><text:span text:style-name="T56"> </text:span><text:span text:style-name="T49">std;</text:span></text:p>
            <text:p text:style-name="P26"><text:span text:style-name="T56"/></text:p>
            <text:p text:style-name="P26"><text:span text:style-name="T50">int</text:span><text:span text:style-name="T56"> </text:span><text:span text:style-name="T51">main</text:span><text:span text:style-name="T49">()</text:span></text:p>
            <text:p text:style-name="P27"><text:span text:style-name="T57">{</text:span></text:p>
            <text:p text:style-name="P26"><text:span text:style-name="T49"><text:s text:c="2"/></text:span><text:span text:style-name="T49">string</text:span><text:span text:style-name="T56"> </text:span><text:span text:style-name="T51">name</text:span><text:span text:style-name="T49">(</text:span><text:span text:style-name="T52">"John"</text:span><text:span text:style-name="T49">);</text:span></text:p>
            <text:p text:style-name="P26"><text:span text:style-name="T49"><text:s text:c="2"/></text:span><text:span text:style-name="T49">string</text:span><text:span text:style-name="T56"> </text:span><text:span text:style-name="T51">family</text:span><text:span text:style-name="T49">(</text:span><text:span text:style-name="T52">"Smith"</text:span><text:span text:style-name="T49">);</text:span></text:p>
            <text:p text:style-name="P26"><text:span text:style-name="T49"><text:s text:c="2"/></text:span><text:span text:style-name="T49">name</text:span><text:span text:style-name="T56"> </text:span><text:span text:style-name="T49">+=</text:span><text:span text:style-name="T56"> </text:span><text:span text:style-name="T52">" K. "</text:span><text:span text:style-name="T49">;</text:span><text:span text:style-name="T56"> <text:s text:c="8"/></text:span><text:span text:style-name="T58">// c-string</text:span></text:p>
            <text:p text:style-name="P26"><text:span text:style-name="T49"><text:s text:c="2"/></text:span><text:span text:style-name="T49">name</text:span><text:span text:style-name="T56"> </text:span><text:span text:style-name="T49">+=</text:span><text:span text:style-name="T56"> </text:span><text:span text:style-name="T49">family;</text:span><text:span text:style-name="T56"> <text:s text:c="8"/></text:span><text:span text:style-name="T58">// string</text:span></text:p>
            <text:p text:style-name="P26"><text:span text:style-name="T49"><text:s text:c="2"/></text:span><text:span text:style-name="T49">name</text:span><text:span text:style-name="T56"> </text:span><text:span text:style-name="T49">+=</text:span><text:span text:style-name="T56"> </text:span><text:span text:style-name="T52">'</text:span><text:span text:style-name="T56">\n</text:span><text:span text:style-name="T52">'</text:span><text:span text:style-name="T49">;</text:span><text:span text:style-name="T56"> <text:s text:c="10"/></text:span><text:span text:style-name="T58">// character</text:span></text:p>
            <text:p text:style-name="P26"><text:span text:style-name="T49"><text:s text:c="2"/></text:span><text:span text:style-name="T49">cout</text:span><text:span text:style-name="T56"> </text:span><text:span text:style-name="T49">&lt;&lt;</text:span><text:span text:style-name="T56"> </text:span><text:span text:style-name="T49">name;</text:span></text:p>
            <text:p text:style-name="P26"><text:span text:style-name="T56"><text:s text:c="2"/></text:span><text:span text:style-name="T48">return</text:span><text:span text:style-name="T56"> </text:span><text:span text:style-name="T53">0</text:span><text:span text:style-name="T49">;</text:span></text:p>
            <text:p text:style-name="P27"><text:span text:style-name="T57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12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9" draw:layer="layout" svg:width="25cm" svg:height="16.077cm" svg:x="0.4cm" svg:y="0.8cm" presentation:class="outline" presentation:user-transformed="true">
          <draw:text-box>
            <text:list text:style-name="L4">
              <text:list-item>
                <text:p><text:span text:style-name="T13">String: </text:span><text:span text:style-name="T13"><text:line-break/></text:span><text:span text:style-name="T13">string&amp; append (const string&amp; str);</text:span></text:p>
              </text:list-item>
              <text:list-item>
                <text:p><text:span text:style-name="T13">Substring: </text:span><text:span text:style-name="T13"><text:line-break/></text:span><text:span text:style-name="T13">string&amp; append (const string&amp; str, size_t subpos, size_t sublen);</text:span></text:p>
              </text:list-item>
              <text:list-item>
                <text:p><text:span text:style-name="T13">C-string: </text:span><text:span text:style-name="T13"><text:line-break/></text:span><text:span text:style-name="T13">string&amp; append (const char* s);</text:span></text:p>
              </text:list-item>
              <text:list-item>
                <text:p><text:span text:style-name="T13">Buffer :</text:span><text:span text:style-name="T13"><text:line-break/></text:span><text:span text:style-name="T13"><text:tab/></text:span><text:span text:style-name="T13">string&amp; append (const char* s, size_t n);</text:span></text:p>
              </text:list-item>
              <text:list-item>
                <text:p><text:span text:style-name="T13">Fill :</text:span><text:span text:style-name="T13"><text:line-break/></text:span><text:span text:style-name="T13">string&amp; append (size_t n, char c)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623cm" svg:height="34.551cm" svg:x="-32.774cm" svg:y="-32.774cm" draw:page-number="13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9" draw:text-style-name="P24" draw:layer="layout" svg:width="24.6cm" svg:height="18.65cm" svg:x="0.8cm" svg:y="0.4cm" presentation:class="outline" presentation:user-transformed="true">
          <draw:text-box>
            <text:p text:style-name="P21"><text:span text:style-name="T47"># include &lt;iostream&gt;</text:span></text:p>
            <text:p text:style-name="P21"><text:span text:style-name="T47"># include &lt;string&gt;</text:span></text:p>
            <text:p text:style-name="P22"><text:span text:style-name="T47"/></text:p>
            <text:p text:style-name="P22"><text:span text:style-name="T48">using namespace</text:span><text:span text:style-name="T47"> </text:span><text:span text:style-name="T49">std;</text:span></text:p>
            <text:p text:style-name="P22"><text:span text:style-name="T47"/></text:p>
            <text:p text:style-name="P22"><text:span text:style-name="T50">int</text:span><text:span text:style-name="T47"> </text:span><text:span text:style-name="T51">main</text:span><text:span text:style-name="T49">()</text:span></text:p>
            <text:p text:style-name="P23"><text:span text:style-name="T47">{</text:span></text:p>
            <text:p text:style-name="P23"><text:span text:style-name="T47"><text:s text:c="4"/></text:span><text:span text:style-name="T47">string str;</text:span></text:p>
            <text:p text:style-name="P22"><text:span text:style-name="T49"><text:s text:c="4"/></text:span><text:span text:style-name="T49">string str2</text:span><text:span text:style-name="T47"> </text:span><text:span text:style-name="T49">=</text:span><text:span text:style-name="T47"> </text:span><text:span text:style-name="T52">"Writing "</text:span><text:span text:style-name="T49">;</text:span></text:p>
            <text:p text:style-name="P22"><text:span text:style-name="T49"><text:s text:c="4"/></text:span><text:span text:style-name="T49">string str3</text:span><text:span text:style-name="T47"> </text:span><text:span text:style-name="T49">=</text:span><text:span text:style-name="T47"> </text:span><text:span text:style-name="T52">"print 10 and then 5 more"</text:span><text:span text:style-name="T49">;</text:span></text:p>
            <text:p text:style-name="P22"><text:span text:style-name="T47"/></text:p>
            <text:p text:style-name="P22"><text:span text:style-name="T47"><text:s text:c="4"/></text:span><text:span text:style-name="T58">// Used in the same order as described above:</text:span></text:p>
            <text:p text:style-name="P22"><text:span text:style-name="T49"><text:s text:c="4"/></text:span><text:span text:style-name="T49">str.</text:span><text:span text:style-name="T51">append</text:span><text:span text:style-name="T49">(str2);</text:span><text:span text:style-name="T47"> <text:s text:c="24"/></text:span><text:span text:style-name="T58">// "Writing "</text:span></text:p>
            <text:p text:style-name="P22"><text:span text:style-name="T49"><text:s text:c="4"/></text:span><text:span text:style-name="T49">str.</text:span><text:span text:style-name="T51">append</text:span><text:span text:style-name="T49">(str3,</text:span><text:span text:style-name="T47"> </text:span><text:span text:style-name="T53">6</text:span><text:span text:style-name="T49">,</text:span><text:span text:style-name="T47"> </text:span><text:span text:style-name="T53">3</text:span><text:span text:style-name="T49">);</text:span><text:span text:style-name="T47"> <text:s text:c="18"/></text:span><text:span text:style-name="T58">// "10 "</text:span></text:p>
            <text:p text:style-name="P22"><text:span text:style-name="T49"><text:s text:c="4"/></text:span><text:span text:style-name="T49">str.</text:span><text:span text:style-name="T51">append</text:span><text:span text:style-name="T49">(</text:span><text:span text:style-name="T52">"dots are cool"</text:span><text:span text:style-name="T49">,</text:span><text:span text:style-name="T47"> </text:span><text:span text:style-name="T53">5</text:span><text:span text:style-name="T49">);</text:span><text:span text:style-name="T47"> <text:s text:c="10"/></text:span><text:span text:style-name="T58">// "dots "</text:span></text:p>
            <text:p text:style-name="P22"><text:span text:style-name="T49"><text:s text:c="4"/></text:span><text:span text:style-name="T49">str.</text:span><text:span text:style-name="T51">append</text:span><text:span text:style-name="T49">(</text:span><text:span text:style-name="T52">"here: "</text:span><text:span text:style-name="T49">);</text:span><text:span text:style-name="T47"> <text:s text:c="20"/></text:span><text:span text:style-name="T58">// "here: "</text:span></text:p>
            <text:p text:style-name="P22"><text:span text:style-name="T49"><text:s text:c="4"/></text:span><text:span text:style-name="T49">str.</text:span><text:span text:style-name="T51">append</text:span><text:span text:style-name="T49">(</text:span><text:span text:style-name="T53">10u</text:span><text:span text:style-name="T49">,</text:span><text:span text:style-name="T47"> </text:span><text:span text:style-name="T52">'.'</text:span><text:span text:style-name="T49">);</text:span><text:span text:style-name="T47"> <text:s text:c="20"/></text:span><text:span text:style-name="T58">// ".........."</text:span></text:p>
            <text:p text:style-name="P22"><text:span text:style-name="T49"><text:s text:c="4"/></text:span><text:span text:style-name="T49">str.</text:span><text:span text:style-name="T51">append</text:span><text:span text:style-name="T49">(str3.</text:span><text:span text:style-name="T51">begin</text:span><text:span text:style-name="T49">() +</text:span><text:span text:style-name="T47"> </text:span><text:span text:style-name="T53">8</text:span><text:span text:style-name="T49">,</text:span><text:span text:style-name="T47"> </text:span><text:span text:style-name="T49">str3.</text:span><text:span text:style-name="T51">end</text:span><text:span text:style-name="T49">());</text:span><text:span text:style-name="T47"> </text:span><text:span text:style-name="T58">// " and then 5 more"</text:span></text:p>
            <text:p text:style-name="P23"><text:span text:style-name="T47"/></text:p>
            <text:p text:style-name="P28"><text:span text:style-name="T49"><text:s text:c="4"/></text:span><text:span text:style-name="T49">cout</text:span><text:span text:style-name="T47"> </text:span><text:span text:style-name="T49">&lt;&lt;</text:span><text:span text:style-name="T47"> </text:span><text:span text:style-name="T49">str</text:span><text:span text:style-name="T47"> </text:span><text:span text:style-name="T49">&lt;&lt;</text:span><text:span text:style-name="T47"> </text:span><text:span text:style-name="T52">'</text:span><text:span text:style-name="T56">\n</text:span><text:span text:style-name="T52">'</text:span><text:span text:style-name="T49">;</text:span></text:p>
            <text:p text:style-name="P22"><text:span text:style-name="T47"><text:s text:c="4"/></text:span><text:span text:style-name="T48">return</text:span><text:span text:style-name="T47"> </text:span><text:span text:style-name="T53">0</text:span><text:span text:style-name="T49">;</text:span></text:p>
            <text:p text:style-name="P23"><text:span text:style-name="T47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14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9" draw:layer="layout" svg:width="23.6cm" svg:height="15.6cm" svg:x="1.2cm" svg:y="1.2cm" presentation:class="outline" presentation:user-transformed="true">
          <draw:text-box>
            <text:list text:style-name="L4">
              <text:list-item>
                <text:p><text:span text:style-name="T54">String : </text:span><text:span text:style-name="T54"><text:line-break/></text:span><text:span text:style-name="T54">string&amp; insert (size_t pos, const string&amp; str);</text:span></text:p>
              </text:list-item>
              <text:list-item>
                <text:p><text:span text:style-name="T54">Substring : </text:span><text:span text:style-name="T54"><text:line-break/></text:span><text:span text:style-name="T54">string&amp; insert (size_t pos, const string&amp; str, size_t subpos, size_t sublen);</text:span></text:p>
              </text:list-item>
              <text:list-item>
                <text:p><text:span text:style-name="T54">c-string</text:span><text:span text:style-name="T54"><text:tab/></text:span><text:span text:style-name="T54"> : </text:span><text:span text:style-name="T54"><text:line-break/></text:span><text:span text:style-name="T54">string&amp; insert (size_t pos, const char* s);</text:span></text:p>
              </text:list-item>
              <text:list-item>
                <text:p><text:span text:style-name="T54">Buffer : <text:s/></text:span><text:span text:style-name="T54"><text:line-break/></text:span><text:span text:style-name="T54">string&amp; insert (size_t pos, const char* s, size_t n);</text:span></text:p>
              </text:list-item>
              <text:list-item>
                <text:p><text:span text:style-name="T54">Fill : </text:span><text:span text:style-name="T54"><text:line-break/></text:span><text:span text:style-name="T54">string&amp; insert (size_t pos, size_t n, char c)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623cm" svg:height="34.551cm" svg:x="-32.774cm" svg:y="-32.774cm" draw:page-number="15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9" draw:text-style-name="P29" draw:layer="layout" svg:width="22.706cm" svg:height="16.8cm" svg:x="1.27cm" svg:y="2cm" presentation:class="outline" presentation:user-transformed="true">
          <draw:text-box>
            <text:p><text:span text:style-name="T26">size_t copy (char* s, size_t n, size_t pos = 0) ;</text:span></text:p>
            <text:p text:style-name="P26"><text:span text:style-name="T59"/></text:p>
            <text:p text:style-name="P25"><text:span text:style-name="T60"># include &lt;iostream&gt;</text:span></text:p>
            <text:p text:style-name="P25"><text:span text:style-name="T60"># include &lt;string&gt;</text:span></text:p>
            <text:p text:style-name="P26"><text:span text:style-name="T61"/></text:p>
            <text:p text:style-name="P26"><text:span text:style-name="T48">using namespace</text:span><text:span text:style-name="T61"> </text:span><text:span text:style-name="T49">std;</text:span></text:p>
            <text:p text:style-name="P26"><text:span text:style-name="T61"/></text:p>
            <text:p text:style-name="P26"><text:span text:style-name="T50">int</text:span><text:span text:style-name="T61"> </text:span><text:span text:style-name="T51">main</text:span><text:span text:style-name="T49">()</text:span></text:p>
            <text:p text:style-name="P27"><text:span text:style-name="T61">{</text:span></text:p>
            <text:p text:style-name="P26"><text:span text:style-name="T61"><text:s text:c="4"/></text:span><text:span text:style-name="T50">char</text:span><text:span text:style-name="T61"> </text:span><text:span text:style-name="T49">buffer[</text:span><text:span text:style-name="T53">20</text:span><text:span text:style-name="T49">];</text:span></text:p>
            <text:p text:style-name="P26"><text:span text:style-name="T49"><text:s text:c="4"/></text:span><text:span text:style-name="T49">string</text:span><text:span text:style-name="T61"> </text:span><text:span text:style-name="T51">str</text:span><text:span text:style-name="T49">(</text:span><text:span text:style-name="T52">"Test string..."</text:span><text:span text:style-name="T49">);</text:span></text:p>
            <text:p text:style-name="P26"><text:span text:style-name="T61"><text:s text:c="4"/></text:span><text:span text:style-name="T50">size_t</text:span><text:span text:style-name="T61"> </text:span><text:span text:style-name="T49">length</text:span><text:span text:style-name="T61"> </text:span><text:span text:style-name="T49">=</text:span><text:span text:style-name="T61"> </text:span><text:span text:style-name="T49">str.</text:span><text:span text:style-name="T51">copy</text:span><text:span text:style-name="T49">(buffer,</text:span><text:span text:style-name="T61"> </text:span><text:span text:style-name="T53">6</text:span><text:span text:style-name="T49">,</text:span><text:span text:style-name="T61"> </text:span><text:span text:style-name="T53">5</text:span><text:span text:style-name="T49">);</text:span></text:p>
            <text:p text:style-name="P26"><text:span text:style-name="T49"><text:s text:c="4"/></text:span><text:span text:style-name="T49">buffer[length] =</text:span><text:span text:style-name="T61"> </text:span><text:span text:style-name="T52">'\0'</text:span><text:span text:style-name="T49">;</text:span></text:p>
            <text:p text:style-name="P26"><text:span text:style-name="T49"><text:s text:c="4"/></text:span><text:span text:style-name="T49">cout</text:span><text:span text:style-name="T61"> </text:span><text:span text:style-name="T49">&lt;&lt;</text:span><text:span text:style-name="T61"> </text:span><text:span text:style-name="T52">"buffer contains: "</text:span><text:span text:style-name="T61"> </text:span><text:span text:style-name="T49">&lt;&lt;</text:span><text:span text:style-name="T61"> </text:span><text:span text:style-name="T49">buffer</text:span><text:span text:style-name="T61"> </text:span><text:span text:style-name="T49">&lt;&lt;</text:span><text:span text:style-name="T61"> </text:span><text:span text:style-name="T52">'</text:span><text:span text:style-name="T56">\n</text:span><text:span text:style-name="T52">'</text:span><text:span text:style-name="T49">;</text:span></text:p>
            <text:p text:style-name="P26"><text:span text:style-name="T61"><text:s text:c="4"/></text:span><text:span text:style-name="T48">return</text:span><text:span text:style-name="T61"> </text:span><text:span text:style-name="T53">0</text:span><text:span text:style-name="T49">;</text:span></text:p>
            <text:p text:style-name="P27"><text:span text:style-name="T61">}</text:span></text:p>
          </draw:text-box>
        </draw:frame>
        <presentation:notes draw:style-name="dp2">
          <draw:page-thumbnail draw:style-name="gr1" draw:layer="layout" svg:width="32.623cm" svg:height="34.551cm" svg:x="-32.774cm" svg:y="-32.774cm" draw:page-number="16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9" draw:text-style-name="P29" draw:layer="layout" svg:width="24.4cm" svg:height="16.2cm" svg:x="0.6cm" svg:y="1.2cm" presentation:class="outline" presentation:user-transformed="true">
          <draw:text-box>
            <text:list text:style-name="L4">
              <text:list-item>
                <text:p><text:span text:style-name="T54">String  (1) : </text:span><text:span text:style-name="T54"><text:line-break/></text:span><text:span text:style-name="T54">size_t find (const string&amp; str, size_t pos = 0) ;</text:span></text:p>
              </text:list-item>
              <text:list-item>
                <text:p><text:span text:style-name="T54">C-string (2) :</text:span><text:span text:style-name="T54"><text:line-break/></text:span><text:span text:style-name="T54">size_t find (const char* s, size_t pos = 0);</text:span></text:p>
              </text:list-item>
              <text:list-item>
                <text:p><text:span text:style-name="T54">buffer (3)</text:span><text:span text:style-name="T54"><text:tab/></text:span><text:span text:style-name="T54"> :</text:span><text:span text:style-name="T54"><text:line-break/></text:span><text:span text:style-name="T54">size_t find (const char* s, size_t pos, size_t n);</text:span></text:p>
              </text:list-item>
              <text:list-item>
                <text:p><text:span text:style-name="T54">Character (4) :</text:span><text:span text:style-name="T54"><text:tab/></text:span><text:span text:style-name="T54"><text:line-break/></text:span><text:span text:style-name="T54">size_t find (char c, size_t pos = 0) const;</text:span></text:p>
              </text:list-item>
              <text:list-item>
                <text:p><text:span text:style-name="T62">The position of the first character of the first match.</text:span></text:p>
              </text:list-item>
              <text:list-item>
                <text:p><text:span text:style-name="T62">If no matches were found, the function returns string::npos.</text:span></text:p>
              </text:list-item>
              <text:list-item>
                <text:p><text:span text:style-name="T54"/></text:p>
              </text:list-item>
              <text:list-item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32.623cm" svg:height="34.551cm" svg:x="-32.774cm" svg:y="-32.774cm" draw:page-number="17" presentation:class="page"/>
          <draw:frame presentation:style-name="pr10" draw:text-style-name="P4" draw:layer="layout" svg:width="15.086cm" svg:height="11.27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867cm" svg:height="2.214cm" svg:x="1.269cm" svg:y="0.285cm" presentation:class="title" presentation:user-transformed="true">
          <draw:text-box>
            <text:list text:style-name="L1">
              <text:list-header>
                <text:p text:style-name="P1"><text:span text:style-name="T1">Size() &amp;&amp; at</text:span></text:p>
              </text:list-header>
            </text:list>
          </draw:text-box>
        </draw:frame>
        <draw:frame presentation:style-name="pr15" draw:text-style-name="P33" draw:layer="layout" svg:width="25.4cm" svg:height="16.48cm" svg:x="0cm" svg:y="2.499cm" presentation:class="outline" presentation:user-transformed="true">
          <draw:text-box>
            <text:p text:style-name="P30"><text:span text:style-name="T63"/></text:p>
            <text:p text:style-name="P30"><text:span text:style-name="T63"># include &lt;iostream&gt;</text:span></text:p>
            <text:p text:style-name="P30"><text:span text:style-name="T63"># include &lt;string&gt;</text:span></text:p>
            <text:p text:style-name="P31"><text:span text:style-name="T63"/></text:p>
            <text:p text:style-name="P31"><text:span text:style-name="T64">using namespace</text:span><text:span text:style-name="T63"> </text:span><text:span text:style-name="T65">std;</text:span></text:p>
            <text:p text:style-name="P31"><text:span text:style-name="T63"/></text:p>
            <text:p text:style-name="P31"><text:span text:style-name="T66">int</text:span><text:span text:style-name="T63"> </text:span><text:span text:style-name="T67">main</text:span><text:span text:style-name="T65">(</text:span><text:span text:style-name="T66">void</text:span><text:span text:style-name="T65">)</text:span></text:p>
            <text:p text:style-name="P32"><text:span text:style-name="T63">{</text:span></text:p>
            <text:p text:style-name="P31"><text:span text:style-name="T65"><text:s text:c="4"/></text:span><text:span text:style-name="T65">string s</text:span><text:span text:style-name="T63"> </text:span><text:span text:style-name="T65">=</text:span><text:span text:style-name="T63"> </text:span><text:span text:style-name="T68">"BONJOUR"</text:span><text:span text:style-name="T65">;</text:span></text:p>
            <text:p text:style-name="P31"><text:span text:style-name="T63"><text:s text:c="4"/></text:span><text:span text:style-name="T66">int</text:span><text:span text:style-name="T63"> </text:span><text:span text:style-name="T65">i,</text:span><text:span text:style-name="T63"> </text:span><text:span text:style-name="T65">taille</text:span><text:span text:style-name="T63"> </text:span><text:span text:style-name="T65">=</text:span><text:span text:style-name="T63"> </text:span><text:span text:style-name="T65">s.</text:span><text:span text:style-name="T67">size</text:span><text:span text:style-name="T65">();</text:span></text:p>
            <text:p text:style-name="P31"><text:span text:style-name="T65"><text:s text:c="4"/></text:span><text:span text:style-name="T65">cout</text:span><text:span text:style-name="T63"> </text:span><text:span text:style-name="T65">&lt;&lt;</text:span><text:span text:style-name="T63"> </text:span><text:span text:style-name="T68">"La chaine comporte "</text:span><text:span text:style-name="T63"> </text:span><text:span text:style-name="T65">&lt;&lt;</text:span><text:span text:style-name="T63"> </text:span><text:span text:style-name="T65">taille</text:span><text:span text:style-name="T63"> </text:span><text:span text:style-name="T65">&lt;&lt;</text:span><text:span text:style-name="T63"> </text:span><text:span text:style-name="T68">" caractères."</text:span><text:span text:style-name="T63"> </text:span><text:span text:style-name="T65">&lt;&lt;</text:span><text:span text:style-name="T63"> </text:span><text:span text:style-name="T65">endl;</text:span></text:p>
            <text:p text:style-name="P31"><text:span text:style-name="T65"/></text:p>
            <text:p text:style-name="P31"><text:span text:style-name="T63"><text:s text:c="4"/></text:span><text:span text:style-name="T64">for</text:span><text:span text:style-name="T63"> </text:span><text:span text:style-name="T65">(i</text:span><text:span text:style-name="T63"> </text:span><text:span text:style-name="T65">=</text:span><text:span text:style-name="T63"> </text:span><text:span text:style-name="T69">0</text:span><text:span text:style-name="T63"> </text:span><text:span text:style-name="T65">;</text:span><text:span text:style-name="T63"> </text:span><text:span text:style-name="T65">i</text:span><text:span text:style-name="T63"> </text:span><text:span text:style-name="T65">&lt;</text:span><text:span text:style-name="T63"> </text:span><text:span text:style-name="T65">taille</text:span><text:span text:style-name="T63"> </text:span><text:span text:style-name="T65">;</text:span><text:span text:style-name="T63"> </text:span><text:span text:style-name="T65">i++)</text:span></text:p>
            <text:p text:style-name="P31"><text:span text:style-name="T65"><text:s text:c="8"/></text:span><text:span text:style-name="T65">cout</text:span><text:span text:style-name="T63"> </text:span><text:span text:style-name="T65">&lt;&lt;</text:span><text:span text:style-name="T63"> </text:span><text:span text:style-name="T68">"caractère "</text:span><text:span text:style-name="T63"> </text:span><text:span text:style-name="T65">&lt;&lt;</text:span><text:span text:style-name="T63"> </text:span><text:span text:style-name="T65">i</text:span><text:span text:style-name="T63"> </text:span><text:span text:style-name="T65">&lt;&lt;</text:span><text:span text:style-name="T63"> </text:span><text:span text:style-name="T68">" = "</text:span><text:span text:style-name="T63"> </text:span><text:span text:style-name="T65">&lt;&lt;</text:span><text:span text:style-name="T63"> </text:span><text:span text:style-name="T65">s.</text:span><text:span text:style-name="T67">at</text:span><text:span text:style-name="T65">(i) &lt;&lt;</text:span><text:span text:style-name="T63"> </text:span><text:span text:style-name="T65">endl;</text:span></text:p>
            <text:p text:style-name="P31"><text:span text:style-name="T63"/></text:p>
            <text:p text:style-name="P31"><text:span text:style-name="T63"><text:s text:c="4"/></text:span><text:span text:style-name="T64">return</text:span><text:span text:style-name="T63"> </text:span><text:span text:style-name="T69">0</text:span><text:span text:style-name="T65">;</text:span></text:p>
            <text:p text:style-name="P32"><text:span text:style-name="T63">}</text:span></text:p>
          </draw:text-box>
        </draw:frame>
        <draw:custom-shape draw:style-name="gr6" draw:text-style-name="P8" draw:layer="layout" svg:width="8.502cm" svg:height="7.091cm" svg:x="13.498cm" svg:y="2.002cm">
          <text:list text:style-name="L3">
            <text:list-header>
              <text:p text:style-name="P1"><text:span text:style-name="T70">La chaîne comporte 7 caractères</text:span></text:p>
              <text:p text:style-name="P1"><text:span text:style-name="T70">caractère 0 = B</text:span></text:p>
              <text:p text:style-name="P1"><text:span text:style-name="T70">caractère 1 = O</text:span></text:p>
              <text:p text:style-name="P1"><text:span text:style-name="T70">caractère 2 = N</text:span></text:p>
              <text:p text:style-name="P1"><text:span text:style-name="T70">caractère 3 = J</text:span></text:p>
              <text:p text:style-name="P1"><text:span text:style-name="T70">caractère 4 = O</text:span></text:p>
              <text:p text:style-name="P1"><text:span text:style-name="T70">caractère 5 = U</text:span></text:p>
              <text:p text:style-name="P1"><text:span text:style-name="T70">caractère 6 =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998cm" svg:height="7.501cm" svg:x="13.498cm" svg:y="2.002cm">
          <text:p/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32.689cm" svg:height="34.616cm" svg:x="-32.773cm" svg:y="-32.773cm" draw:page-number="18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6" draw:text-style-name="P2" draw:layer="layout" svg:width="11.113cm" svg:height="12.167cm" svg:x="1.269cm" svg:y="4.776cm" presentation:class="outline" presentation:user-transformed="true">
          <draw:text-box>
            <text:list text:style-name="L2">
              <text:list-header>
                <text:p text:style-name="P3"><text:span text:style-name="T11"/></text:p>
                <text:p text:style-name="P3"><text:span text:style-name="T11"/></text:p>
              </text:list-header>
            </text:list>
          </draw:text-box>
        </draw:frame>
        <draw:custom-shape draw:style-name="gr7" draw:text-style-name="P38" draw:layer="layout" svg:width="10.998cm" svg:height="16.21cm" svg:x="0.002cm" svg:y="2.8cm">
          <text:p text:style-name="P34"><text:span text:style-name="T71"># include &lt;iostream&gt;</text:span></text:p>
          <text:p text:style-name="P34"><text:span text:style-name="T71"># include &lt;string&gt;</text:span></text:p>
          <text:p text:style-name="P35"><text:span text:style-name="T71"/></text:p>
          <text:p text:style-name="P35"><text:span text:style-name="T72">using namespace</text:span><text:span text:style-name="T71"> </text:span><text:span text:style-name="T73">std;</text:span></text:p>
          <text:p text:style-name="P35"><text:span text:style-name="T71"/></text:p>
          <text:p text:style-name="P35"><text:span text:style-name="T74">int</text:span><text:span text:style-name="T71"> </text:span><text:span text:style-name="T75">main</text:span><text:span text:style-name="T73">(</text:span><text:span text:style-name="T74">void</text:span><text:span text:style-name="T73">)</text:span></text:p>
          <text:p text:style-name="P36"><text:span text:style-name="T71">{</text:span></text:p>
          <text:p text:style-name="P35"><text:span text:style-name="T73"><text:s text:c="4"/></text:span><text:span text:style-name="T73">string s1,</text:span><text:span text:style-name="T71"> </text:span><text:span text:style-name="T73">s2;</text:span></text:p>
          <text:p text:style-name="P35"><text:span text:style-name="T71"><text:s text:c="4"/></text:span><text:span text:style-name="T74">char</text:span><text:span text:style-name="T71"> </text:span><text:span text:style-name="T73">c1</text:span><text:span text:style-name="T71"> </text:span><text:span text:style-name="T73">[] =</text:span><text:span text:style-name="T71"> </text:span><text:span text:style-name="T76">"BONJOUR"</text:span><text:span text:style-name="T73">;</text:span></text:p>
          <text:p text:style-name="P35"><text:span text:style-name="T71"><text:s text:c="4"/></text:span><text:span text:style-name="T74">const char</text:span><text:span text:style-name="T71"> </text:span><text:span text:style-name="T73">*</text:span><text:span text:style-name="T71"> </text:span><text:span text:style-name="T73">c2;</text:span></text:p>
          <text:p text:style-name="P36"><text:span text:style-name="T71"/></text:p>
          <text:p text:style-name="P37"><text:span text:style-name="T73"><text:s text:c="4"/></text:span><text:span text:style-name="T73">s1</text:span><text:span text:style-name="T71"> </text:span><text:span text:style-name="T73">=</text:span><text:span text:style-name="T71"> </text:span><text:span text:style-name="T73">c1;</text:span></text:p>
          <text:p text:style-name="P35"><text:span text:style-name="T73"><text:s text:c="4"/></text:span><text:span text:style-name="T73">cout</text:span><text:span text:style-name="T71"> </text:span><text:span text:style-name="T73">&lt;&lt;</text:span><text:span text:style-name="T71"> </text:span><text:span text:style-name="T73">s1</text:span><text:span text:style-name="T71"> </text:span><text:span text:style-name="T73">&lt;&lt;</text:span><text:span text:style-name="T71"> </text:span><text:span text:style-name="T73">endl;</text:span></text:p>
          <text:p text:style-name="P35"><text:span text:style-name="T73"><text:s text:c="4"/></text:span><text:span text:style-name="T73">s2</text:span><text:span text:style-name="T71"> </text:span><text:span text:style-name="T73">=</text:span><text:span text:style-name="T71"> </text:span><text:span text:style-name="T76">"AU REVOIR"</text:span><text:span text:style-name="T73">;</text:span></text:p>
          <text:p text:style-name="P35"><text:span text:style-name="T73"><text:s text:c="4"/></text:span><text:span text:style-name="T73">c2</text:span><text:span text:style-name="T71"> </text:span><text:span text:style-name="T73">=</text:span><text:span text:style-name="T71"> </text:span><text:span text:style-name="T73">s2.</text:span><text:span text:style-name="T75">c_str</text:span><text:span text:style-name="T73">();</text:span></text:p>
          <text:p text:style-name="P35"><text:span text:style-name="T73"><text:s text:c="4"/></text:span><text:span text:style-name="T73">cout</text:span><text:span text:style-name="T71"> </text:span><text:span text:style-name="T73">&lt;&lt;</text:span><text:span text:style-name="T71"> </text:span><text:span text:style-name="T73">c2</text:span><text:span text:style-name="T71"> </text:span><text:span text:style-name="T73">&lt;&lt;</text:span><text:span text:style-name="T71"> </text:span><text:span text:style-name="T73">endl;</text:span></text:p>
          <text:p text:style-name="P35"><text:span text:style-name="T71"/></text:p>
          <text:p text:style-name="P35"><text:span text:style-name="T71"><text:s text:c="4"/></text:span><text:span text:style-name="T72">return</text:span><text:span text:style-name="T71"> </text:span><text:span text:style-name="T77">0</text:span><text:span text:style-name="T73">;</text:span></text:p>
          <text:p text:style-name="P36"><text:span text:style-name="T71">}</text:span></text:p>
          <text:p text:style-name="P35"><text:span text:style-name="T71"/></text:p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867cm" svg:height="2.214cm" svg:x="1.269cm" svg:y="0.285cm" presentation:class="title" presentation:user-transformed="true">
          <draw:text-box>
            <text:list text:style-name="L1">
              <text:list-header>
                <text:p text:style-name="P1"><text:span text:style-name="T1">char * à string &amp; string à char *</text:span></text:p>
              </text:list-header>
            </text:list>
          </draw:text-box>
        </draw:frame>
        <draw:custom-shape draw:style-name="gr8" draw:text-style-name="P39" draw:layer="layout" svg:width="15cm" svg:height="15.976cm" svg:x="11.158cm" svg:y="2.824cm">
          <text:p text:style-name="P34"><text:span text:style-name="T71"># include &lt;iostream&gt;</text:span></text:p>
          <text:p text:style-name="P34"><text:span text:style-name="T71"># include &lt;string&gt;</text:span></text:p>
          <text:p text:style-name="P35"><text:span text:style-name="T71"/></text:p>
          <text:p text:style-name="P35"><text:span text:style-name="T72">using namespace</text:span><text:span text:style-name="T71"> </text:span><text:span text:style-name="T73">std;</text:span></text:p>
          <text:p text:style-name="P35"><text:span text:style-name="T71"/></text:p>
          <text:p text:style-name="P35"><text:span text:style-name="T74">int</text:span><text:span text:style-name="T71"> </text:span><text:span text:style-name="T75">main</text:span><text:span text:style-name="T73">(</text:span><text:span text:style-name="T74">void</text:span><text:span text:style-name="T73">)</text:span></text:p>
          <text:p text:style-name="P36"><text:span text:style-name="T71">{</text:span></text:p>
          <text:p text:style-name="P35"><text:span text:style-name="T73"><text:s text:c="4"/></text:span><text:span text:style-name="T73">string s1,</text:span><text:span text:style-name="T71"> </text:span><text:span text:style-name="T73">s2;</text:span></text:p>
          <text:p text:style-name="P35"><text:span text:style-name="T71"><text:s text:c="4"/></text:span><text:span text:style-name="T74">char</text:span><text:span text:style-name="T71"> </text:span><text:span text:style-name="T73">c1</text:span><text:span text:style-name="T71"> </text:span><text:span text:style-name="T73">[] =</text:span><text:span text:style-name="T71"> </text:span><text:span text:style-name="T76">"BONJOUR"</text:span><text:span text:style-name="T73">;</text:span></text:p>
          <text:p text:style-name="P35"><text:span text:style-name="T71"><text:s text:c="4"/></text:span><text:span text:style-name="T74">char</text:span><text:span text:style-name="T71"> </text:span><text:span text:style-name="T73">*</text:span><text:span text:style-name="T71"> </text:span><text:span text:style-name="T73">c2;</text:span></text:p>
          <text:p text:style-name="P36"><text:span text:style-name="T71"/></text:p>
          <text:p text:style-name="P37"><text:span text:style-name="T73"><text:s text:c="4"/></text:span><text:span text:style-name="T73">s1</text:span><text:span text:style-name="T71"> </text:span><text:span text:style-name="T73">=</text:span><text:span text:style-name="T71"> </text:span><text:span text:style-name="T73">c1;</text:span></text:p>
          <text:p text:style-name="P35"><text:span text:style-name="T73"><text:s text:c="4"/></text:span><text:span text:style-name="T73">cout</text:span><text:span text:style-name="T71"> </text:span><text:span text:style-name="T73">&lt;&lt;</text:span><text:span text:style-name="T71"> </text:span><text:span text:style-name="T73">s1</text:span><text:span text:style-name="T71"> </text:span><text:span text:style-name="T73">&lt;&lt;</text:span><text:span text:style-name="T71"> </text:span><text:span text:style-name="T73">endl;</text:span></text:p>
          <text:p text:style-name="P35"><text:span text:style-name="T73"><text:s text:c="4"/></text:span><text:span text:style-name="T73">s2</text:span><text:span text:style-name="T71"> </text:span><text:span text:style-name="T73">=</text:span><text:span text:style-name="T71"> </text:span><text:span text:style-name="T76">"AU REVOIR"</text:span><text:span text:style-name="T73">;</text:span></text:p>
          <text:p text:style-name="P35"><text:span text:style-name="T73"><text:s text:c="4"/></text:span><text:span text:style-name="T73">c2</text:span><text:span text:style-name="T71"> </text:span><text:span text:style-name="T73">=</text:span><text:span text:style-name="T71"> </text:span><text:span text:style-name="T73">s2.</text:span><text:span text:style-name="T75">c_str</text:span><text:span text:style-name="T73">();</text:span><text:span text:style-name="T71"> </text:span><text:span text:style-name="T78">// Compile pas!</text:span></text:p>
          <text:p text:style-name="P35"><text:span text:style-name="T73"><text:s text:c="4"/></text:span><text:span text:style-name="T73">cout</text:span><text:span text:style-name="T71"> </text:span><text:span text:style-name="T73">&lt;&lt;</text:span><text:span text:style-name="T71"> </text:span><text:span text:style-name="T73">c2</text:span><text:span text:style-name="T71"> </text:span><text:span text:style-name="T73">&lt;&lt;</text:span><text:span text:style-name="T71"> </text:span><text:span text:style-name="T73">endl;</text:span></text:p>
          <text:p text:style-name="P35"><text:span text:style-name="T71"/></text:p>
          <text:p text:style-name="P35"><text:span text:style-name="T71"><text:s text:c="4"/></text:span><text:span text:style-name="T72">return</text:span><text:span text:style-name="T71"> </text:span><text:span text:style-name="T77">0</text:span><text:span text:style-name="T73">;</text:span></text:p>
          <text:p text:style-name="P36"><text:span text:style-name="T71">}</text:span></text:p>
          <draw:enhanced-geometry svg:viewBox="0 0 21600 21600" draw:type="mso-spt202" draw:enhanced-path="M 0 0 L 21600 0 21600 21600 0 21600 0 0 Z N"/>
        </draw:custom-shape>
        <draw:line draw:style-name="gr9" draw:text-style-name="P40" draw:layer="layout" svg:x1="10.998cm" svg:y1="2.999cm" svg:x2="11.002cm" svg:y2="18cm">
          <text:p/>
        </draw:line>
        <presentation:notes draw:style-name="dp2">
          <draw:page-thumbnail draw:style-name="gr1" draw:layer="layout" svg:width="32.689cm" svg:height="34.616cm" svg:x="-32.773cm" svg:y="-32.773cm" draw:page-number="19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7" draw:text-style-name="P2" draw:layer="layout" svg:width="20.867cm" svg:height="2.969cm" svg:x="1.269cm" svg:y="0.03cm" presentation:class="title" presentation:user-transformed="true">
          <draw:text-box>
            <text:list text:style-name="L1">
              <text:list-header>
                <text:p text:style-name="P1"><text:span text:style-name="T79">Transformation d'une chaîne en int ou double</text:span></text:p>
              </text:list-header>
            </text:list>
          </draw:text-box>
        </draw:frame>
        <draw:custom-shape draw:style-name="gr10" draw:text-style-name="P44" draw:layer="layout" svg:width="25.4cm" svg:height="13.971cm" svg:x="0cm" svg:y="3.2cm">
          <text:p text:style-name="P41"><text:span text:style-name="T11"># include &lt;iostream&gt;</text:span></text:p>
          <text:p text:style-name="P41"><text:span text:style-name="T11"># include &lt;sstream&gt;</text:span></text:p>
          <text:p text:style-name="P41"><text:span text:style-name="T11"># include &lt;string&gt; </text:span></text:p>
          <text:p text:style-name="P42"><text:span text:style-name="T11"/></text:p>
          <text:p text:style-name="P42"><text:span text:style-name="T80">using namespace</text:span><text:span text:style-name="T11"> </text:span><text:span text:style-name="T81">std;</text:span></text:p>
          <text:p text:style-name="P42"><text:span text:style-name="T11"/></text:p>
          <text:p text:style-name="P42"><text:span text:style-name="T82">int</text:span><text:span text:style-name="T11"> </text:span><text:span text:style-name="T83">main</text:span><text:span text:style-name="T81">(</text:span><text:span text:style-name="T82">void</text:span><text:span text:style-name="T81">)</text:span></text:p>
          <text:p text:style-name="P43"><text:span text:style-name="T11">{</text:span></text:p>
          <text:p text:style-name="P43"><text:span text:style-name="T11"><text:s text:c="4"/></text:span><text:span text:style-name="T11">string s;</text:span></text:p>
          <text:p text:style-name="P42"><text:span text:style-name="T81"><text:s text:c="4"/></text:span><text:span text:style-name="T81">cout</text:span><text:span text:style-name="T11"> </text:span><text:span text:style-name="T81">&lt;&lt;</text:span><text:span text:style-name="T11"> </text:span><text:span text:style-name="T84">"Tapez une chaine : "</text:span><text:span text:style-name="T81">;</text:span><text:span text:style-name="T11"> </text:span><text:span text:style-name="T83">getline</text:span><text:span text:style-name="T81">(cin,</text:span><text:span text:style-name="T11"> </text:span><text:span text:style-name="T81">s);</text:span></text:p>
          <text:p text:style-name="P42"><text:span text:style-name="T81"><text:s text:c="4"/></text:span><text:span text:style-name="T81">istringstream</text:span><text:span text:style-name="T11"> </text:span><text:span text:style-name="T83">istr</text:span><text:span text:style-name="T81">(s);</text:span></text:p>
          <text:p text:style-name="P42"><text:span text:style-name="T11"><text:s text:c="4"/></text:span><text:span text:style-name="T82">int</text:span><text:span text:style-name="T11"> </text:span><text:span text:style-name="T81">i;</text:span></text:p>
          <text:p text:style-name="P42"><text:span text:style-name="T11"><text:s text:c="4"/></text:span><text:span text:style-name="T80">if</text:span><text:span text:style-name="T11"> </text:span><text:span text:style-name="T81">(istr</text:span><text:span text:style-name="T11"> </text:span><text:span text:style-name="T81">&gt;&gt;</text:span><text:span text:style-name="T11"> </text:span><text:span text:style-name="T81">i)</text:span></text:p>
          <text:p text:style-name="P42"><text:span text:style-name="T81"><text:s text:c="8"/></text:span><text:span text:style-name="T81">cout</text:span><text:span text:style-name="T11"> </text:span><text:span text:style-name="T81">&lt;&lt;</text:span><text:span text:style-name="T11"> </text:span><text:span text:style-name="T84">"VOUS AVEZ TAPE L'ENTIER "</text:span><text:span text:style-name="T11"> </text:span><text:span text:style-name="T81">&lt;&lt;</text:span><text:span text:style-name="T11"> </text:span><text:span text:style-name="T81">i</text:span><text:span text:style-name="T11"> </text:span><text:span text:style-name="T81">&lt;&lt;</text:span><text:span text:style-name="T11"> </text:span><text:span text:style-name="T81">endl;</text:span></text:p>
          <text:p text:style-name="P42"><text:span text:style-name="T11"><text:s text:c="4"/></text:span><text:span text:style-name="T80">else</text:span></text:p>
          <text:p text:style-name="P42"><text:span text:style-name="T81"><text:s text:c="8"/></text:span><text:span text:style-name="T81">cout</text:span><text:span text:style-name="T11"> </text:span><text:span text:style-name="T81">&lt;&lt;</text:span><text:span text:style-name="T11"> </text:span><text:span text:style-name="T84">"VALEUR INCORRECTE"</text:span><text:span text:style-name="T11"> </text:span><text:span text:style-name="T81">&lt;&lt;</text:span><text:span text:style-name="T11"> </text:span><text:span text:style-name="T81">endl;</text:span></text:p>
          <text:p text:style-name="P42"><text:span text:style-name="T11"><text:s text:c="4"/></text:span><text:span text:style-name="T80">return</text:span><text:span text:style-name="T11"> </text:span><text:span text:style-name="T85">0</text:span><text:span text:style-name="T81">;</text:span></text:p>
          <text:p text:style-name="P43"><text:span text:style-name="T11">}</text:span></text:p>
          <text:p text:style-name="P42"><text:span text:style-name="T11"/></text:p>
          <text:p text:style-name="P42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89cm" svg:height="34.616cm" svg:x="-32.773cm" svg:y="-32.773cm" draw:page-number="20" presentation:class="page"/>
          <draw:frame presentation:style-name="pr3" draw:text-style-name="P4" draw:layer="layout" svg:width="15.152cm" svg:height="11.34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7-28T21:41:28</dc:date>
    <meta:editing-cycles>202</meta:editing-cycles>
    <meta:editing-duration>P4DT5H34M32S</meta:editing-duration>
    <meta:generator>LibreOffice/3.6$Linux_X86_64 LibreOffice_project/360m1$Build-2</meta:generator>
    <meta:document-statistic meta:object-count="244"/>
  </office:meta>
</office:document-meta>
</file>